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1FC00003CAD00004095C4797177.svm"/>
  <manifest:file-entry manifest:media-type="" manifest:full-path="Pictures/200002210000409500002F0185052BBB.svm"/>
  <manifest:file-entry manifest:media-type="" manifest:full-path="Pictures/2000017900002D0D00002F01AB43F5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automatic-styles>
    <style:style style:name="Table1" style:family="table">
      <style:table-properties style:width="16.007cm" fo:margin-left="0cm" fo:margin-right="-0.007cm" fo:margin-top="0cm" fo:margin-bottom="0.3cm" table:align="margins" style:shadow="none"/>
    </style:style>
    <style:style style:name="Table1.A" style:family="table-column">
      <style:table-column-properties style:column-width="1.51cm" style:rel-column-width="856*"/>
    </style:style>
    <style:style style:name="Table1.B" style:family="table-column">
      <style:table-column-properties style:column-width="6.87cm" style:rel-column-width="3896*"/>
    </style:style>
    <style:style style:name="Table1.C" style:family="table-column">
      <style:table-column-properties style:column-width="7.625cm" style:rel-column-width="4324*"/>
    </style:style>
    <style:style style:name="Table1.A1" style:family="table-cell">
      <style:table-cell-properties fo:background-color="transparent" fo:padding="0cm" fo:border="none">
        <style:background-image/>
      </style:table-cell-properties>
    </style:style>
    <style:style style:name="Table1.B1" style:family="table-cell">
      <style:table-cell-properties fo:padding="0cm" fo:border="none"/>
    </style:style>
    <style:style style:name="_36_502instrucoes" style:display-name="6502instrucoes" style:family="table">
      <style:table-properties style:width="16.395cm" fo:margin-left="0cm" fo:margin-right="-0.395cm" table:align="margins" fo:keep-with-next="always"/>
    </style:style>
    <style:style style:name="_36_502instrucoes.A" style:display-name="6502instrucoes.A" style:family="table-column">
      <style:table-column-properties style:column-width="4.066cm" style:rel-column-width="16251*"/>
    </style:style>
    <style:style style:name="_36_502instrucoes.B" style:display-name="6502instrucoes.B" style:family="table-column">
      <style:table-column-properties style:column-width="1.939cm" style:rel-column-width="7748*"/>
    </style:style>
    <style:style style:name="_36_502instrucoes.C" style:display-name="6502instrucoes.C" style:family="table-column">
      <style:table-column-properties style:column-width="10.391cm" style:rel-column-width="41536*"/>
    </style:style>
    <style:style style:name="_36_502instrucoes.A1" style:display-name="6502instrucoes.A1" style:family="table-cell">
      <style:table-cell-properties fo:padding="0.097cm" fo:border-left="0.002cm solid #000000" fo:border-right="none" fo:border-top="0.002cm solid #000000" fo:border-bottom="0.002cm solid #000000"/>
    </style:style>
    <style:style style:name="_36_502instrucoes.C1" style:display-name="6502instrucoes.C1" style:family="table-cell">
      <style:table-cell-properties fo:padding="0.097cm" fo:border="0.002cm solid #000000"/>
    </style:style>
    <style:style style:name="_36_502instrucoes.A2" style:display-name="6502instrucoes.A2" style:family="table-cell">
      <style:table-cell-properties fo:padding="0.097cm" fo:border-left="0.002cm solid #000000" fo:border-right="none" fo:border-top="none" fo:border-bottom="0.002cm solid #000000"/>
    </style:style>
    <style:style style:name="_36_502instrucoes.B2.2.1" style:display-name="6502instrucoes.B2.2.1" style:family="table-cell">
      <style:table-cell-properties fo:padding="0.097cm" fo:border-left="0.002cm solid #000000" fo:border-right="0.002cm solid #000000" fo:border-top="none" fo:border-bottom="0.002cm solid #000000"/>
    </style:style>
    <style:style style:name="flag6502" style:family="table">
      <style:table-properties style:width="16.007cm" fo:margin-left="0cm" fo:margin-right="-0.007cm" table:align="margins" fo:keep-with-next="always" style:may-break-between-rows="false"/>
    </style:style>
    <style:style style:name="flag6502.A" style:family="table-column">
      <style:table-column-properties style:column-width="2.224cm" style:rel-column-width="9109*"/>
    </style:style>
    <style:style style:name="flag6502.B" style:family="table-column">
      <style:table-column-properties style:column-width="13.783cm" style:rel-column-width="56426*"/>
    </style:style>
    <style:style style:name="flag6502.A1" style:family="table-cell">
      <style:table-cell-properties fo:padding="0.097cm" fo:border-left="0.002cm solid #000000" fo:border-right="none" fo:border-top="0.002cm solid #000000" fo:border-bottom="0.002cm solid #000000"/>
    </style:style>
    <style:style style:name="flag6502.B1" style:family="table-cell">
      <style:table-cell-properties fo:padding="0.097cm" fo:border="0.002cm solid #000000"/>
    </style:style>
    <style:style style:name="flag6502.A2" style:family="table-cell">
      <style:table-cell-properties fo:padding="0.097cm" fo:border-left="0.002cm solid #000000" fo:border-right="none" fo:border-top="none" fo:border-bottom="0.002cm solid #000000"/>
    </style:style>
    <style:style style:name="flag6502.B2" style:family="table-cell">
      <style:table-cell-properties fo:padding="0.097cm" fo:border-left="0.002cm solid #000000" fo:border-right="0.002cm solid #000000" fo:border-top="none" fo:border-bottom="0.002cm solid #000000"/>
    </style:style>
    <style:style style:name="MapaMemoriaGameBoy" style:family="table">
      <style:table-properties style:width="16cm" fo:break-before="page" table:align="margins" fo:keep-with-next="always"/>
    </style:style>
    <style:style style:name="MapaMemoriaGameBoy.A" style:family="table-column">
      <style:table-column-properties style:column-width="2.3cm" style:rel-column-width="1304*"/>
    </style:style>
    <style:style style:name="MapaMemoriaGameBoy.B" style:family="table-column">
      <style:table-column-properties style:column-width="1.939cm" style:rel-column-width="1099*"/>
    </style:style>
    <style:style style:name="MapaMemoriaGameBoy.C" style:family="table-column">
      <style:table-column-properties style:column-width="2.858cm" style:rel-column-width="1620*"/>
    </style:style>
    <style:style style:name="MapaMemoriaGameBoy.D" style:family="table-column">
      <style:table-column-properties style:column-width="8.899cm" style:rel-column-width="5045*"/>
    </style:style>
    <style:style style:name="MapaMemoriaGameBoy.A1" style:family="table-cell">
      <style:table-cell-properties fo:padding="0.097cm" fo:border-left="0.002cm solid #000000" fo:border-right="none" fo:border-top="0.002cm solid #000000" fo:border-bottom="0.002cm solid #000000"/>
    </style:style>
    <style:style style:name="MapaMemoriaGameBoy.D1" style:family="table-cell">
      <style:table-cell-properties fo:padding="0.097cm" fo:border="0.002cm solid #000000"/>
    </style:style>
    <style:style style:name="MapaMemoriaGameBoy.A2" style:family="table-cell">
      <style:table-cell-properties fo:padding="0.097cm" fo:border-left="0.002cm solid #000000" fo:border-right="none" fo:border-top="none" fo:border-bottom="0.002cm solid #000000"/>
    </style:style>
    <style:style style:name="MapaMemoriaGameBoy.D2" style:family="table-cell">
      <style:table-cell-properties fo:padding="0.097cm" fo:border-left="0.002cm solid #000000" fo:border-right="0.002cm solid #000000" fo:border-top="none" fo:border-bottom="0.002cm solid #000000"/>
    </style:style>
    <style:style style:name="P1" style:family="paragraph" style:parent-style-name="Capa">
      <style:paragraph-properties fo:break-before="page"/>
    </style:style>
    <style:style style:name="P2" style:family="paragraph" style:parent-style-name="Heading_20_-_20_Sem_20_índice">
      <style:paragraph-properties fo:break-before="page"/>
    </style:style>
    <style:style style:name="P3" style:family="paragraph" style:parent-style-name="Table_20_Contents">
      <style:text-properties fo:font-style="italic" style:font-style-asian="italic" style:font-style-complex="italic"/>
    </style:style>
    <style:style style:name="P4" style:family="paragraph" style:parent-style-name="Table_20_Contents">
      <style:text-properties fo:font-style="normal" style:font-style-asian="normal" style:font-style-complex="normal"/>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break-before="page"/>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Contents_20_2">
      <style:paragraph-properties>
        <style:tab-stops>
          <style:tab-stop style:position="15.501cm" style:type="right" style:leader-style="dotted" style:leader-text="."/>
        </style:tab-stops>
      </style:paragraph-properties>
    </style:style>
    <style:style style:name="P9" style:family="paragraph" style:parent-style-name="Contents_20_3">
      <style:paragraph-properties>
        <style:tab-stops>
          <style:tab-stop style:position="15.002cm" style:type="right" style:leader-style="dotted" style:leader-text="."/>
        </style:tab-stops>
      </style:paragraph-properties>
    </style:style>
    <style:style style:name="P10" style:family="paragraph" style:parent-style-name="Contents_20_4">
      <style:paragraph-properties>
        <style:tab-stops>
          <style:tab-stop style:position="14.503cm" style:type="right" style:leader-style="dotted" style:leader-text="."/>
        </style:tab-stops>
      </style:paragraph-properties>
    </style:style>
    <style:style style:name="P11" style:family="paragraph" style:parent-style-name="Heading_20_1" style:list-style-name="L1"/>
    <style:style style:name="P12" style:family="paragraph" style:parent-style-name="Heading_20_2" style:list-style-name="L2"/>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style:text-underline-style="none" style:font-style-asian="normal" style:font-style-complex="normal"/>
    </style:style>
    <style:style style:name="P15" style:family="paragraph" style:parent-style-name="Standard">
      <style:text-propertie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text-properties fo:font-style="normal" fo:font-weight="normal" style:font-style-asian="normal" style:font-weight-asian="normal" style:font-style-complex="normal" style:font-weight-complex="normal"/>
    </style:style>
    <style:style style:name="P18" style:family="paragraph" style:parent-style-name="Standard">
      <style:text-properties style:text-underline-style="none"/>
    </style:style>
    <style:style style:name="P19" style:family="paragraph" style:parent-style-name="Standard" style:master-page-name="">
      <style:paragraph-properties fo:keep-together="always"/>
      <style:text-properties fo:font-style="normal" style:text-underline-style="none" style:font-style-asian="normal" style:font-style-complex="normal"/>
    </style:style>
    <style:style style:name="P20" style:family="paragraph" style:parent-style-name="Heading_20_2" style:list-style-name="L2">
      <style:text-properties fo:font-style="normal" style:font-style-asian="normal" style:font-style-complex="normal"/>
    </style:style>
    <style:style style:name="P21" style:family="paragraph" style:parent-style-name="Standard">
      <style:text-properties fo:font-style="normal" style:text-underline-style="solid" style:text-underline-width="auto" style:text-underline-color="font-color" style:font-style-asian="normal" style:font-style-complex="normal"/>
    </style:style>
    <style:style style:name="P22" style:family="paragraph" style:parent-style-name="Standard">
      <style:paragraph-properties fo:margin-left="0cm" fo:margin-right="0cm" fo:text-indent="0cm" style:auto-text-indent="false"/>
      <style:text-properties fo:font-style="normal" style:text-underline-style="solid" style:text-underline-width="auto" style:text-underline-color="font-color" style:font-style-asian="normal" style:font-style-complex="normal"/>
    </style:style>
    <style:style style:name="P23" style:family="paragraph" style:parent-style-name="Standard" style:list-style-name="L3">
      <style:text-properties fo:font-style="normal" style:font-style-asian="normal" style:font-style-complex="normal"/>
    </style:style>
    <style:style style:name="P24" style:family="paragraph" style:parent-style-name="Heading_20_1" style:list-style-name="L2"/>
    <style:style style:name="P25" style:family="paragraph" style:parent-style-name="Heading_20_2" style:list-style-name="L2">
      <style:paragraph-properties fo:margin-left="0cm" fo:margin-right="0cm" fo:text-indent="1.499cm" style:auto-text-indent="false"/>
    </style:style>
    <style:style style:name="P26" style:family="paragraph" style:parent-style-name="Standard" style:list-style-name="L4">
      <style:text-properties fo:font-weight="normal" style:font-weight-asian="normal" style:font-weight-complex="normal"/>
    </style:style>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5">
      <style:text-properties fo:font-style="normal" fo:font-weight="normal" style:font-style-asian="normal" style:font-weight-asian="normal" style:font-style-complex="normal" style:font-weight-complex="normal"/>
    </style:style>
    <style:style style:name="P30" style:family="paragraph" style:parent-style-name="Table_20_Contents">
      <style:paragraph-properties fo:text-align="center" style:justify-single-word="false"/>
      <style:text-properties fo:font-weight="bold" style:font-weight-asian="bold" style:font-weight-complex="bold"/>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center" style:justify-single-word="false"/>
      <style:text-properties fo:font-style="normal" style:font-style-asian="normal" style:font-style-complex="normal"/>
    </style:style>
    <style:style style:name="P34" style:family="paragraph" style:parent-style-name="Standard">
      <style:text-properties fo:font-weight="normal" style:font-weight-asian="normal" style:font-weight-complex="normal"/>
    </style:style>
    <style:style style:name="P35" style:family="paragraph" style:parent-style-name="Table_20_Heading">
      <style:text-properties fo:font-style="normal" style:font-style-asian="normal" style:font-style-complex="normal"/>
    </style:style>
    <style:style style:name="P36" style:family="paragraph" style:parent-style-name="Standard" style:list-style-name="L6"/>
    <style:style style:name="P37" style:family="paragraph" style:parent-style-name="Table_20_Heading">
      <style:paragraph-properties fo:text-align="center" style:justify-single-word="false"/>
      <style:text-properties fo:font-style="normal" style:font-style-asian="normal" style:font-style-complex="normal"/>
    </style:style>
    <style:style style:name="P38" style:family="paragraph" style:parent-style-name="Heading_20_4">
      <style:text-properties fo:font-size="12pt" fo:font-weight="bold" style:font-size-asian="12pt" style:font-weight-asian="bold" style:font-size-complex="12pt" style:font-weight-complex="bold"/>
    </style:style>
    <style:style style:name="P3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text-properties fo:font-size="12pt" fo:language="pt" fo:country="BR" fo:font-style="normal" fo:font-weight="normal" style:font-size-asian="12pt" style:font-style-asian="normal" style:font-weight-asian="normal" style:font-size-complex="12pt" style:font-style-complex="normal" style:font-weight-complex="normal"/>
    </style:style>
    <style:style style:name="P41" style:family="paragraph" style:parent-style-name="Bibliography_20_1">
      <style:paragraph-properties>
        <style:tab-stops/>
      </style:paragraph-properties>
    </style:style>
    <style:style style:name="P42" style:family="paragraph" style:parent-style-name="Standard">
      <style:text-properties style:font-name="Times New Roman2"/>
    </style:style>
    <style:style style:name="T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ffffff" fo:font-style="normal" style:font-style-asian="normal" style:font-style-complex="normal"/>
    </style:style>
    <style:style style:name="T5" style:family="text">
      <style:text-properties style:text-underline-style="none"/>
    </style:style>
    <style:style style:name="T6" style:family="text">
      <style:text-properties fo:color="#ffffff"/>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language="en" fo:country="US" fo:font-style="italic"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none" fo:font-weight="bold" style:font-weight-asian="bold"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style:text-underline-style="none" fo:font-weight="normal" style:font-weight-asian="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color="#000000"/>
    </style:style>
    <style:style style:name="T21" style:family="text">
      <style:text-properties fo:color="#000000" fo:font-style="italic" style:font-style-asian="italic" style:font-style-complex="italic"/>
    </style:style>
    <style:style style:name="T22" style:family="text">
      <style:text-properties fo:language="en" fo:country="US"/>
    </style:style>
    <style:style style:name="fr1" style:family="graphic" style:parent-style-name="Frame">
      <style:graphic-properties fo:margin-left="1cm" fo:margin-right="1cm" fo:margin-top="1cm" fo:margin-bottom="1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prefix=" " style:num-suffix=" " style:num-format="1" text:start-value="2">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Capa">CENTRO UNIVERSITÁRIO FEEVALE</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DE UM KIT DE DESENVOLVIMENTO </text:p>
      <text:p text:style-name="Capa">DE SOFTWARE PARA PROGRAMAÇÃO </text:p>
      <text:p text:style-name="Capa">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NOVO HAMBURGO, 2006</text:p>
      <text:p text:style-name="Capa"/>
      <text:p text:style-name="P1">ANDRÉ WAGNER</text:p>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
      <text:p text:style-name="Capa">CRIAÇÃO E IMPLEMENTAÇÃO DE UM KIT DE </text:p>
      <text:p text:style-name="Capa">DESENVOLVIMENTO DE SOFTWARE PARA A </text:p>
      <text:p text:style-name="Capa">PROGRAMAÇÃO MODULAR DE EMULADORES</text:p>
      <text:p text:style-name="Capa"/>
      <text:p text:style-name="Capa"/>
      <text:p text:style-name="Capa"/>
      <text:p text:style-name="Capa"/>
      <text:p text:style-name="Capa"/>
      <text:p text:style-name="Capa"/>
      <text:p text:style-name="Capa"/>
      <text:p text:style-name="Capa"/>
      <text:p text:style-name="Capa"/>
      <text:p text:style-name="Capa"/>
      <text:p text:style-name="Capa">Centro Universitário Feevale</text:p>
      <text:p text:style-name="Capa">Instituto de Ciências Exatas e Tecnológicas</text:p>
      <text:p text:style-name="Capa">Curso de Ciência da Computação</text:p>
      <text:p text:style-name="Capa">Trabalho de Conclusão de Curso</text:p>
      <text:p text:style-name="Capa"/>
      <text:p text:style-name="Capa"/>
      <text:p text:style-name="Capa"/>
      <text:p text:style-name="Capa"/>
      <text:p text:style-name="Capa"/>
      <text:p text:style-name="Capa"/>
      <text:p text:style-name="Capa"/>
      <text:p text:style-name="Capa">Professor orientador: Delfim Luiz Torok</text:p>
      <text:p text:style-name="Capa"/>
      <text:p text:style-name="Capa"/>
      <text:p text:style-name="Capa"/>
      <text:p text:style-name="Capa"/>
      <text:p text:style-name="Capa"/>
      <text:p text:style-name="Capa"/>
      <text:p text:style-name="Capa"/>
      <text:p text:style-name="Capa"/>
      <text:p text:style-name="Capa">Novo Hamburgo, dezembro de 2006</text:p>
      <text:p text:style-name="Capa"/>
      <text:p text:style-name="P2">Dedicatória</text:p>
      <text:p text:style-name="Standard"/>
      <text:p text:style-name="Heading_20_-_20_Sem_20_índice">Resumo</text:p>
      <text:p text:style-name="Resumo"/>
      <text:p text:style-name="Heading_20_-_20_Sem_20_índice">Abstract</text:p>
      <text:p text:style-name="Resumo"/>
      <text:p text:style-name="Heading_20_-_20_Sem_20_índice">Lista de abreviaturas e siglas</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ALU</text:p>
          </table:table-cell>
          <table:table-cell table:style-name="Table1.B1" office:value-type="string">
            <text:p text:style-name="P3">Aritmethic Logic Unit</text:p>
          </table:table-cell>
          <table:table-cell table:style-name="Table1.B1" office:value-type="string">
            <text:p text:style-name="Table_20_Contents">Unidade Lógica Aritmética</text:p>
          </table:table-cell>
        </table:table-row>
        <table:table-row>
          <table:table-cell table:style-name="Table1.B1" office:value-type="string">
            <text:p text:style-name="Table_20_Contents">BIOS</text:p>
          </table:table-cell>
          <table:table-cell table:style-name="Table1.B1" office:value-type="string">
            <text:p text:style-name="P3">Basic Integrated Operating System</text:p>
          </table:table-cell>
          <table:table-cell table:style-name="Table1.B1" office:value-type="string">
            <text:p text:style-name="Table_20_Contents">Sistema Operacional Básico Integrado</text:p>
          </table:table-cell>
        </table:table-row>
        <table:table-row>
          <table:table-cell table:style-name="Table1.B1" office:value-type="string">
            <text:p text:style-name="Table_20_Contents">CISC</text:p>
          </table:table-cell>
          <table:table-cell table:style-name="Table1.B1" office:value-type="string">
            <text:p text:style-name="P3">Complex Instruction Set Computer</text:p>
          </table:table-cell>
          <table:table-cell table:style-name="Table1.B1" office:value-type="string">
            <text:p text:style-name="Table_20_Contents">Computador com um Conjunto de Instruções Complexo</text:p>
          </table:table-cell>
        </table:table-row>
        <table:table-row>
          <table:table-cell table:style-name="Table1.B1" office:value-type="string">
            <text:p text:style-name="Table_20_Contents">CPU</text:p>
          </table:table-cell>
          <table:table-cell table:style-name="Table1.B1" office:value-type="string">
            <text:p text:style-name="P3">Central Processing Unit</text:p>
          </table:table-cell>
          <table:table-cell table:style-name="Table1.B1" office:value-type="string">
            <text:p text:style-name="Table_20_Contents">Unidade Central de Processamento</text:p>
          </table:table-cell>
        </table:table-row>
        <table:table-row>
          <table:table-cell table:style-name="Table1.B1" office:value-type="string">
            <text:p text:style-name="Table_20_Contents">EPROM</text:p>
          </table:table-cell>
          <table:table-cell table:style-name="Table1.B1" office:value-type="string">
            <text:p text:style-name="P3">Eraseble Programmable Read-Only Memory</text:p>
          </table:table-cell>
          <table:table-cell table:style-name="Table1.B1" office:value-type="string">
            <text:p text:style-name="Table_20_Contents">Memória Somente Leitura Programável Apagável</text:p>
          </table:table-cell>
        </table:table-row>
        <table:table-row>
          <table:table-cell table:style-name="Table1.B1" office:value-type="string">
            <text:p text:style-name="Table_20_Contents">GPU</text:p>
          </table:table-cell>
          <table:table-cell table:style-name="Table1.B1" office:value-type="string">
            <text:p text:style-name="P3">Graphics Processing Unit</text:p>
          </table:table-cell>
          <table:table-cell table:style-name="Table1.B1" office:value-type="string">
            <text:p text:style-name="Table_20_Contents">Unidade de Processamento Gráfico</text:p>
          </table:table-cell>
        </table:table-row>
        <table:table-row>
          <table:table-cell table:style-name="Table1.B1" office:value-type="string">
            <text:p text:style-name="Table_20_Contents">INT</text:p>
          </table:table-cell>
          <table:table-cell table:style-name="Table1.B1" office:value-type="string">
            <text:p text:style-name="P3">Interruption</text:p>
          </table:table-cell>
          <table:table-cell table:style-name="Table1.B1" office:value-type="string">
            <text:p text:style-name="Table_20_Contents">Interrupção</text:p>
          </table:table-cell>
        </table:table-row>
        <table:table-row>
          <table:table-cell table:style-name="Table1.B1" office:value-type="string">
            <text:p text:style-name="Table_20_Contents">IP</text:p>
          </table:table-cell>
          <table:table-cell table:style-name="Table1.B1" office:value-type="string">
            <text:p text:style-name="P3">Instruction Pointer</text:p>
          </table:table-cell>
          <table:table-cell table:style-name="Table1.B1" office:value-type="string">
            <text:p text:style-name="Table_20_Contents">Ponteiro de Instrução</text:p>
          </table:table-cell>
        </table:table-row>
        <table:table-row>
          <table:table-cell table:style-name="Table1.B1" office:value-type="string">
            <text:p text:style-name="Table_20_Contents">JVM</text:p>
          </table:table-cell>
          <table:table-cell table:style-name="Table1.B1" office:value-type="string">
            <text:p text:style-name="P3">Java Virtual Machine</text:p>
          </table:table-cell>
          <table:table-cell table:style-name="Table1.B1" office:value-type="string">
            <text:p text:style-name="Table_20_Contents">Máquina Virtual Java</text:p>
          </table:table-cell>
        </table:table-row>
        <table:table-row>
          <table:table-cell table:style-name="Table1.B1" office:value-type="string">
            <text:p text:style-name="Table_20_Contents">MSX</text:p>
          </table:table-cell>
          <table:table-cell table:style-name="Table1.B1" office:value-type="string">
            <text:p text:style-name="P3">MicroSoft eXtended (ou)</text:p>
            <text:p text:style-name="P3">Machines with Software eXchangeability</text:p>
          </table:table-cell>
          <table:table-cell table:style-name="Table1.B1" office:value-type="string">
            <text:p text:style-name="Table_20_Contents">Microsoft Estendido (ou)</text:p>
            <text:p text:style-name="Table_20_Contents">Máquinas com Compatibilidade de Software</text:p>
          </table:table-cell>
        </table:table-row>
        <table:table-row>
          <table:table-cell table:style-name="Table1.B1" office:value-type="string">
            <text:p text:style-name="Table_20_Contents">PC</text:p>
          </table:table-cell>
          <table:table-cell table:style-name="Table1.B1" office:value-type="string">
            <text:p text:style-name="P3">Personal Computer</text:p>
          </table:table-cell>
          <table:table-cell table:style-name="Table1.B1" office:value-type="string">
            <text:p text:style-name="Table_20_Contents">Computador Pessoal</text:p>
          </table:table-cell>
        </table:table-row>
        <table:table-row>
          <table:table-cell table:style-name="Table1.B1" office:value-type="string">
            <text:p text:style-name="Table_20_Contents">PC</text:p>
          </table:table-cell>
          <table:table-cell table:style-name="Table1.B1" office:value-type="string">
            <text:p text:style-name="P3">Program Counter</text:p>
          </table:table-cell>
          <table:table-cell table:style-name="Table1.B1" office:value-type="string">
            <text:p text:style-name="Table_20_Contents">Contador de Programa</text:p>
          </table:table-cell>
        </table:table-row>
        <table:table-row>
          <table:table-cell table:style-name="Table1.B1" office:value-type="string">
            <text:p text:style-name="Table_20_Contents">PROM</text:p>
          </table:table-cell>
          <table:table-cell table:style-name="Table1.B1" office:value-type="string">
            <text:p text:style-name="P3">Programmable Read-Only Memory</text:p>
          </table:table-cell>
          <table:table-cell table:style-name="Table1.B1" office:value-type="string">
            <text:p text:style-name="Table_20_Contents">Memória Somente Leitura Programável</text:p>
          </table:table-cell>
        </table:table-row>
        <table:table-row>
          <table:table-cell table:style-name="Table1.B1" office:value-type="string">
            <text:p text:style-name="Table_20_Contents">RAM</text:p>
          </table:table-cell>
          <table:table-cell table:style-name="Table1.B1" office:value-type="string">
            <text:p text:style-name="P3">Random Access Memory</text:p>
          </table:table-cell>
          <table:table-cell table:style-name="Table1.B1" office:value-type="string">
            <text:p text:style-name="Table_20_Contents">Memória de Acesso Randômico</text:p>
          </table:table-cell>
        </table:table-row>
        <table:table-row>
          <table:table-cell table:style-name="Table1.B1" office:value-type="string">
            <text:p text:style-name="Table_20_Contents">RISC</text:p>
          </table:table-cell>
          <table:table-cell table:style-name="Table1.B1" office:value-type="string">
            <text:p text:style-name="P3">Reduced Instruction Set Computer</text:p>
          </table:table-cell>
          <table:table-cell table:style-name="Table1.B1" office:value-type="string">
            <text:p text:style-name="Table_20_Contents">Computador com um Conjunto de Instruções Reduzido</text:p>
          </table:table-cell>
        </table:table-row>
        <table:table-row>
          <table:table-cell table:style-name="Table1.B1" office:value-type="string">
            <text:p text:style-name="Table_20_Contents">SP</text:p>
          </table:table-cell>
          <table:table-cell table:style-name="Table1.B1" office:value-type="string">
            <text:p text:style-name="P3">Stack Pointer</text:p>
          </table:table-cell>
          <table:table-cell table:style-name="Table1.B1" office:value-type="string">
            <text:p text:style-name="Table_20_Contents">Ponteiro de pilha</text:p>
          </table:table-cell>
        </table:table-row>
        <table:table-row>
          <table:table-cell table:style-name="Table1.B1" office:value-type="string">
            <text:p text:style-name="Table_20_Contents">UAL</text:p>
          </table:table-cell>
          <table:table-cell table:style-name="Table1.B1" office:value-type="string">
            <text:p text:style-name="P3"/>
          </table:table-cell>
          <table:table-cell table:style-name="Table1.B1" office:value-type="string">
            <text:p text:style-name="Table_20_Contents">Unidade Aritmética Lógica</text:p>
          </table:table-cell>
        </table:table-row>
        <table:table-row>
          <table:table-cell table:style-name="Table1.B1" office:value-type="string">
            <text:p text:style-name="Table_20_Contents">UCP</text:p>
          </table:table-cell>
          <table:table-cell table:style-name="Table1.B1" office:value-type="string">
            <text:p text:style-name="P3"/>
          </table:table-cell>
          <table:table-cell table:style-name="Table1.B1" office:value-type="string">
            <text:p text:style-name="P4">Unidade Central de Processamento</text:p>
          </table:table-cell>
        </table:table-row>
        <table:table-row>
          <table:table-cell table:style-name="Table1.B1" office:value-type="string">
            <text:p text:style-name="Table_20_Contents">WINE</text:p>
          </table:table-cell>
          <table:table-cell table:style-name="Table1.B1" office:value-type="string">
            <text:p text:style-name="P3">Wine Is Not a Emulator</text:p>
          </table:table-cell>
          <table:table-cell table:style-name="Table1.B1" office:value-type="string">
            <text:p text:style-name="Table_20_Contents">Wine Não é um Emulador</text:p>
          </table:table-cell>
        </table:table-row>
      </table:table>
      <text:p text:style-name="P5"/>
      <text:p text:style-name="P6"/>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UMÁRIO</text:p>
          </text:index-title>
          <text:p text:style-name="P7">Introdução<text:tab/>8</text:p>
          <text:p text:style-name="P7"><text:s/>1 Conceitos Introdutórios sobre Emuladores<text:tab/>9</text:p>
          <text:p text:style-name="P8"><text:s/>1.1 Emuladores<text:tab/>9</text:p>
          <text:p text:style-name="P8"><text:s/>1.2 Níveis de Abstração<text:tab/>10</text:p>
          <text:p text:style-name="P8"><text:s/>1.3 Emuladores e Níveis de Abstração<text:tab/>12</text:p>
          <text:p text:style-name="P8"><text:s/>1.4 Filosofia de Funcionamento<text:tab/>13</text:p>
          <text:p text:style-name="P8"><text:s/>1.5 Tipos de Emuladores<text:tab/>16</text:p>
          <text:p text:style-name="P8"><text:s/>1.6 Benefícios do Uso de Emuladores<text:tab/>17</text:p>
          <text:p text:style-name="P8"><text:s/>1.7 Considerações Finais<text:tab/>18</text:p>
          <text:p text:style-name="P7"><text:s/>2 Arquitetura de Hardware do Ponto de Vista de um Emulador<text:tab/>19</text:p>
          <text:p text:style-name="P8"><text:s/>2.1 O Processador<text:tab/>19</text:p>
          <text:p text:style-name="P9"><text:s/>2.1.1 Conjunto de Instruções de Máquina<text:tab/>20</text:p>
          <text:p text:style-name="P9"><text:s/>2.1.2 Seqüência de Operação<text:tab/>21</text:p>
          <text:p text:style-name="P9"><text:s/>2.1.3 Registradores<text:tab/>22</text:p>
          <text:p text:style-name="P9"><text:s/>2.1.4 Interrupções<text:tab/>24</text:p>
          <text:p text:style-name="P8"><text:s/>2.2 Memória Endereçável<text:tab/>25</text:p>
          <text:p text:style-name="P9"><text:s/>2.2.1 Memória RAM e ROM<text:tab/>25</text:p>
          <text:p text:style-name="P9"><text:s/>2.2.2 Mapas de Memória<text:tab/>26</text:p>
          <text:p text:style-name="P9"><text:s/>2.2.3 Espelhamento de Memória<text:tab/>27</text:p>
          <text:p text:style-name="P9"><text:s/>2.2.4 Bancos de Memória<text:tab/>28</text:p>
          <text:p text:style-name="P8"><text:s/>2.3 Sistema de Vídeo<text:tab/>28</text:p>
          <text:p text:style-name="P9"><text:s/>2.3.1 Saída de Vídeo<text:tab/>29</text:p>
          <text:p text:style-name="P10"><text:s/>2.3.1.1 O caminho do elétron<text:tab/>29</text:p>
          <text:p text:style-name="P7"><text:s/>3 Técnicas tradicionais na Construção de Emuladores<text:tab/>30</text:p>
          <text:p text:style-name="P8"><text:s/>3.1 Microprocessador<text:tab/>30</text:p>
          <text:p text:style-name="P8"><text:s/>3.2 Memória<text:tab/>30</text:p>
          <text:p text:style-name="P8"><text:s/>3.3 Gráficos<text:tab/>30</text:p>
          <text:p text:style-name="P7">Conclusão<text:tab/>31</text:p>
          <text:p text:style-name="P7">Referências Bibliográficas<text:tab/>32</text:p>
        </text:index-body>
      </text:table-of-content>
      <text:p text:style-name="P5"/>
      <text:list text:style-name="L1">
        <text:list-header>
          <text:h text:style-name="P11" text:outline-level="1" text:is-list-header="true">Introdução</text:h>
        </text:list-header>
      </text:list>
      <text:p text:style-name="Standard"/>
      <text:list text:style-name="L1" text:continue-numbering="true">
        <text:list-item>
          <text:h text:style-name="P11" text:outline-level="1">Conceitos Introdutórios sobre Emuladores</text:h>
        </text:list-item>
      </text:list>
      <text:p text:style-name="Standard">Este capítulo objetiva introduzir o assunto de emuladores, definindo o que são, quais são os seus tipos básicos e a sua filosofia de funcionamento, bem como situando os objetivos propostos por este trabalho dentro do universo dos tipos e das técnicas de emulação.</text:p>
      <text:list text:style-name="L2">
        <text:list-item text:start-value="1">
          <text:list>
            <text:list-item text:start-value="1">
              <text:h text:style-name="P12" text:outline-level="2" text:restart-numbering="true" text:start-value="1">Emuladores</text:h>
            </text:list-item>
          </text:list>
        </text:list-item>
      </text:list>
      <text:p text:style-name="Standard">Um <text:span text:style-name="T1">emulador</text:span> é um programa de computador que simula o comportamento de uma arquitetura computacional<text:note text:id="ftn1" text:note-class="footnote"><text:note-citation>1</text:note-citation><text:note-body><text:p text:style-name="Footnote">O conjunto de tipos de dados, operações e características de um computador. Alguns autores incluem o sistema operacional junto na arquitetura (fazendo de um PC com Windows uma arquitetura diferente de um PC com Linux). Neste trabalho, a definição refere-se exclusivamente à arquitetura de hardware de um computador.</text:p></text:note-body></text:note>, de modo que um software escrito para uma plataforma possa ser executado em outra. A Sociedade Britânica de Computação define a emulação como “[...] uma forma precisa de simulação que imita exatamente o comportamento ou as circunstâncias que se estão simulando. Um emulador permite que um tipo de computador opere como se fosse um tipo diferente de computador.” [tradução nossa] (<text:bibliography-mark text:identifier="BRITISH, 2002" text:bibliography-type="book" text:address="Boston" text:author="BRITISH Computer Society" text:edition="10" text:pages="390" text:publisher="Addison Wesley" text:title="A Glossary of Computing Terms" text:year="2002">BRITISH, 2002</text:bibliography-mark>, p. 30-31).</text:p>
      <text:p text:style-name="Standard">Um emulador assemelha-se bastante a uma máquina virtual, como a Máquina Virtual Java (JVM, do inglês <text:span text:style-name="T2">Java Virtual Machine</text:span><text:span text:style-name="T3">). Neste caso, o código é escrito na linguagem Java pelo programador, e compilado para um </text:span><text:span text:style-name="T2">bytecode</text:span><text:span text:style-name="T3"><text:note text:id="ftn2" text:note-class="footnote"><text:note-citation>2</text:note-citation><text:note-body><text:p text:style-name="Footnote">Conjunto de instruções em forma binária, interpretáveis através de uma máquina virtual. Do inglês “código em bytes”.</text:p></text:note-body></text:note></text:span><text:span text:style-name="T3">. Este bytecode – semelhante <text:s/>a um código binário executável – é então interpretado por uma máquina virtual, como o JVM. Segundo Lindholm (1999, p. ?</text:span><text:span text:style-name="T3"><office:annotation><dc:creator>AW</dc:creator><dc:date>2006-08-27T00:00:00</dc:date><text:p>Ver página</text:p></office:annotation></text:span><text:span text:style-name="T3">), “a Máquina Virtual Java é um computador abstrato. Como um computador real, possui um conjunto de instruções e manipula várias áreas de memória em tempo de execução.” [tradução nossa] </text:span><text:span text:style-name="T4"><text:bibliography-mark text:identifier="LINDHOLM, 1999" text:bibliography-type="book" text:address="Boston" text:author="LINDHOLM, Tim; YELLIN, Frank" text:edition="2" text:pages="473" text:publisher="Addison Wesley" text:title="The Java Virtual Machine" text:year="1999">LINDHOLM, 1999</text:bibliography-mark></text:span></text:p>
      <text:p text:style-name="P13">A diferença essencial entre um emulador e uma máquina virtual está no fato da máquina virtual interpretar código escrito para uma máquina abstrata, enquanto um emulador procura interpretar código escrito para uma máquina real, geralmente diferente daquela na qual o emulador está sendo executado. No caso máquina virtual, o código foi escrito especificamente para<text:span text:style-name="T5"> ela, enquanto no caso do emulador, o código não foi escrito para o emulador, mas para outra arquitetura computacional.</text:span></text:p>
      <text:p text:style-name="P13">Um exemplo de emulador é o fMSX. O fMSX é um software que simula o funcionamento de um computador MSX<text:note text:id="ftn3" text:note-class="footnote"><text:note-citation>3</text:note-citation><text:note-body><text:p text:style-name="Footnote">Computador de arquitetura aberta criado por uma parceria entre Microsoft e ASCII, de modo a oferecer uma arquitetura padrão. Usava um microprocessador Zilog Z80. Foi muito popular no Brasil nos anos 80, onde era fabricado pela Gradiente (com o nome de Expert) e pela Sharp (com o nome de Hotbit).</text:p></text:note-body></text:note> em uma série de sistemas operacionais diferentes, como Windows, MS-DOS, MacOS, Linux, etc. Desta forma, é possível usar um computador PC<text:note text:id="ftn4" text:note-class="footnote"><text:note-citation>4</text:note-citation><text:note-body><text:p text:style-name="Footnote">Computador pessoal padrão IBM usando microprocessador da série x86. Do inglês <text:span text:style-name="T2">Personal Computer</text:span><text:span text:style-name="T3">.</text:span></text:p></text:note-body></text:note> com Windows (ou MS-DOS, ou outros sistemas operacionais) e, ainda assim, executar qualquer programa escrito para o MSX (<text:bibliography-mark text:identifier="FAYZULLIN, 2006" text:bibliography-type="www" text:author="FAYZULLIN, Marat" text:title="fMSX: Portable MSX Emulator" text:url="http://fms.komkon.org/fMSX/" text:custom1="27 ago. 2006">FAYZULLIN, 2006</text:bibliography-mark>).</text:p>
      <text:p text:style-name="P13">A performance de um emulador é muito importante, pois é necessário que o usuário tenha a impressão de que está usando uma máquina real. Para isso, o emulador precisa manter a sincronização, de modo a não ser executado nem muito rápida nem muito lentamente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 p. 11).</text:p>
      <text:list text:style-name="L2" text:continue-numbering="true">
        <text:list-item>
          <text:list text:continue-numbering="true">
            <text:list-item>
              <text:h text:style-name="P12" text:outline-level="2">Níveis de Abstração</text:h>
            </text:list-item>
          </text:list>
        </text:list-item>
      </text:list>
      <text:p text:style-name="P13">Abstração é o processo de reduzir a quantidade de informação necessária para um determinado conceito, com o objetivo de eliminar os detalhes irrelevantes e reter somente a informação relevante para um determinado propósito. Esta idéia é usada para gerenciar a complexidade de sistemas computacionais. Segundo Keller (1997, p. 1), <text:span text:style-name="T6"><text:bibliography-mark text:identifier="KELLER, 1997" text:bibliography-type="custom5" text:author="KELLER, Robert M." text:title="Computer Science:" text:custom1="Abstraction to Implementation. Harvey Mudd College: 1997. Disponível em &lt;http://www.cs.hmc.edu/claremont/keller/webBook/ ch01/sec01.html&gt;. Acesso em 09 set. 2006.">KELLER, 1997</text:bibliography-mark></text:span></text:p>
      <text:p text:style-name="Citacao">estes sistemas geralmente consistem de milhões de pequenos componentes (bytes de memória, comandos de programa, portas lógicas, etc.). Tratar todos os componentes como um simples monolito é quase intelectualmente impossível. Portanto é comum, ao invés disso, ver o sistema como sendo composto por alguns poucos componentes interativos, cada qual compreendido em termos de <text:span text:style-name="T2">seus</text:span><text:span text:style-name="T3"> componentes, e assim por diante, até que o nível mais básico seja atingido. [tradução nossa] [grifo do autor] </text:span></text:p>
      <text:p text:style-name="P13">Tanenbaum (1990) define os computadores como tendo, em geral, seis níveis de abstração, partindo do nível mais baixo (hardware) e indo para o nível mais alto (aplicações), segundo mostrado na figura <text:sequence-ref text:reference-format="value" text:ref-name="refFigura0">1</text:sequence-ref>.</text:p>
      <text:p text:style-name="P13"><draw:frame draw:style-name="fr1" draw:name="Quadro1" text:anchor-type="paragraph" svg:width="13.185cm" draw:z-index="0"><draw:text-box fo:min-height="10.927cm"><text:p text:style-name="Figura"><draw:frame draw:style-name="fr2" draw:name="figura1" text:anchor-type="paragraph" svg:x="0.004cm" svg:y="0.002cm" svg:width="14.485cm" style:rel-width="100%" svg:height="11.104cm" style:rel-height="scale" draw:z-index="1"><draw:image xlink:href="Pictures/200002210000409500002F0185052BBB.svm" xlink:type="simple" xlink:show="embed" xlink:actuate="onLoad"/></draw:frame>Figura <text:sequence text:ref-name="refFigura0" text:name="Figura" text:formula="ooow:Figura+1" style:num-format="1">1</text:sequence>: Os seis níveis de abstração definidos por Tanenbaum.</text:p></draw:text-box></draw:frame>O nível mais baixo é o <text:span text:style-name="T7">nível de lógica digital</text:span>, que é o verdadeiro hardware da máquina. Este nível inclui especialmente as <text:span text:style-name="T8">portas lógicas</text:span><text:span text:style-name="T5">, que são dispositivos digitais que executam operações simples de lógica booleana</text:span><text:span text:style-name="T5"><text:note text:id="ftn5" text:note-class="footnote"><text:note-citation>5</text:note-citation><text:note-body><text:p text:style-name="Footnote">Sistema lógico baseado em valores digitais (VERDADEIRO e FALSO), criada por George Bool no século XIX, e atualmente muito usada na área da eletrônica e da computação.</text:p></text:note-body></text:note></text:span><text:span text:style-name="T5">, como as operações E e OU (</text:span><text:span text:style-name="T5"><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5">).</text:span></text:p>
      <text:p text:style-name="P14">Os dois níveis seguintes são o <text:span text:style-name="T7">nível de microprogramação</text:span><text:span text:style-name="T9"> e o </text:span><text:span text:style-name="T7">nível de máquina convencional</text:span><text:span text:style-name="T9">. Embora ambos pareçam bastante semelhantes, o nível de máquina convencional é aquele na qual as instruções </text:span><text:span text:style-name="T10">assembly</text:span><text:span text:style-name="T10"><text:note text:id="ftn6" text:note-class="footnote"><text:note-citation>6</text:note-citation><text:note-body><text:p text:style-name="Footnote">Linguagem de montagem, onde as instruções numéricas enviadas para o processador (linguagem de máquina) são representadas por abreviaturas, de modo a facilitar o uso por um programador. Exemplos de instruções <text:span text:style-name="T2">assembly</text:span><text:span text:style-name="T3"> comuns são MOV (mover), ADD (somar) e INT (gerar interrupção).</text:span></text:p></text:note-body></text:note></text:span><text:span text:style-name="T9"> são executadas; portanto, quando o fabricante de um determinado processador distribui um manual de referência de linguagem </text:span><text:span text:style-name="T10">assembly</text:span><text:span text:style-name="T9">, este manual refere-se ao nível 2, e não ao nível 1. O nível 1, de microprogramação, refere-se a como estas instruções são implementadas dentro do processador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p text:style-name="P15">O nível seguinte é o <text:span text:style-name="T7">nível de sistema operacional</text:span>. Em um sistema operacional, a maior parte das instruções executadas são idênticas às do nível dois, porém um novo conjunto de funcionalidades é acrescentado pelo sistema operacional. Segundo Tanenbaum, “algumas instruções de nível 3 são interpretadas pelo sistema operacional e outras são interpretadas diretamente pelo microprogram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p. 5). As novas funcionalidades acrescentadas pelo sistema operacional são executadas através de chamadas de sistema<text:note text:id="ftn7" text:note-class="footnote"><text:note-citation>7</text:note-citation><text:note-body><text:p text:style-name="Footnote">Mecanismo utilizado por um aplicativo para requisitar um serviço do sistema operacional, geralmente através de uma interrupção de software.</text:p></text:note-body></text:note>.</text:p>
      <text:p text:style-name="P15">O <text:span text:style-name="T7">nível de linguagem de montagem</text:span> e o <text:span text:style-name="T7">nível de linguagem orientada para problemas</text:span> são bastante diferentes dos outros níveis. Eles são voltados para programadores de aplicação que têm problemas específicos a serem solucionados. Estes níveis definem, respectivamente, os dois passos pela qual uma aplicação em código-fonte passa até se transformar em um arquivo binário executável: a montagem e a compilação. Um código-fonte em uma linguagem de alto nível (como C, BASIC ou Pascal) é <text:span text:style-name="T7">compilado</text:span> para um código-fonte <text:span text:style-name="T11">assembly</text:span>, e o código-fonte <text:span text:style-name="T11">assembly</text:span> é <text:span text:style-name="T7">montado</text:span> em um arquivo binário executável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p>
      <text:p text:style-name="P15">Tanenbaum (1990) ainda define os níveis 6 e superiores como as aplicações de usuário.</text:p>
      <text:list text:style-name="L2" text:continue-numbering="true">
        <text:list-item>
          <text:list text:continue-numbering="true">
            <text:list-item>
              <text:h text:style-name="P12" text:outline-level="2">Emuladores e Níveis de Abstração</text:h>
            </text:list-item>
          </text:list>
        </text:list-item>
      </text:list>
      <text:p text:style-name="Standard">Existem diferentes tipos de emuladores que simulam outras arquiteturas, e que variam de acordo com o nível de abstração que emulam. Quanto mais alto o nível de abstração a ser emulado, maior será a velocidade, e menor a precisão. O oposto também é verdadeiro: quanto mais exata a emulação, menor será a performance.</text:p>
      <text:p text:style-name="P16"><text:span text:style-name="T5">Simuladores</text:span><text:span text:style-name="T9"> são programas que buscam imitar o funcionamento de uma arquitetura com precisão absoluta – ou seja, emulam o nível 0. Geralmente são usados por engenheiros com o objetivo de testar novos tipos de hardware ou software, ou então para compreender como um sistema age internamente (um exemplo seria compreender como um determinado sistema operacional está usando a memória </text:span><text:span text:style-name="T10">cache</text:span><text:span text:style-name="T12"><text:note text:id="ftn8" text:note-class="footnote"><text:note-citation>8</text:note-citation><text:note-body><text:p text:style-name="Footnote">Memória de acesso muito rápido, onde uma cópia dos dados mais utilizados da memória RAM são armazenados.</text:p></text:note-body></text:note></text:span><text:span text:style-name="T12">). Devido à sua precisão, um sistema simulado geralmente não consegue atingir uma velocidade equivalente à do hardware original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 p. 12).</text:span></text:p>
      <text:p text:style-name="P17">Um <text:span text:style-name="T13">emulador</text:span><text:span text:style-name="T5"> funciona de forma semelhante a um simulador, mas busca obter uma velocidade compatível à do hardware original. Para isto, um emulador muitas vezes precisa deixar um pouco da precisão de lado para obter um desempenho superior (este fator será discutido com mais profundidade na seção </text:span><text:span text:style-name="T5"><text:reference-ref text:reference-format="chapter" text:ref-name="3.4">3.3</text:reference-ref></text:span><text:span text:style-name="T5">). Segundo Del Barrio (2001, p. 16),</text:span></text:p>
      <text:p text:style-name="Citacao">Outro aspecto da emulação que deve ser levado em conta é o nível de precisão que o emulador necessita. O tipo de emulador ao qual nos referimos não necessita ser preciso em um nível muito baixo (por exemplo, no funcionamento interno do microprocessador, nas funções de <text:span text:style-name="T2">cache</text:span><text:span text:style-name="T3"> ou no tráfego de barramento) porque a intenção não é analisar a performance ou simular o computador. Queremos emular o comportamento externo dos </text:span><text:span text:style-name="T2">videogames</text:span><text:span text:style-name="T3"> (ou aplicativos) executados no emulador o mais próximo possível do computador real. A intenção é que o emulador soe e se pareça o máximo possível com o sistema real. Isto significa que, às vezes, a precisão precisa ser sacrificada pelo desempenho, porque uma das coisas mais importantes a serem emuladas em um emulador é a “sensação de tempo”, ou seja, o emulador precisa ser executado exatamente à mesma velocidade do sistema real. [tradução nossa]</text:span></text:p>
      <text:p text:style-name="Standard">Os emuladores emulam o nível 2, que é o nível de máquina convencional.</text:p>
      <text:p text:style-name="Standard">Um <text:span text:style-name="T13">emulador de alto nível</text:span><text:span text:style-name="T5"> é um tipo especial de emulador construído com o objetivo de obter um desempenho superior. Nele, as chamadas de sistema dos aplicativos são capturadas e, ao invés de serem interpretadas, são executadas por instruções que estão dentro do emulador. Isto significa que um emulador de alto nível emula o nível 3. A desvantagem deste método é que ele é pouco preciso, e para cada software da plataforma que está sendo emulada, é necessário testar e adaptar o emulador. Um exemplo deste tipo de emulador é o UltraHLE, que emula um videogame do tipo Nintendo 64 (</text:span><text:span text:style-name="T5"><text:bibliography-mark text:identifier="ULTRAHLE, 2006" text:bibliography-type="custom1" text:annote="Descreve informações técnicas do emulador UltraHLE" text:title="ULTRAHLE: Technical Information" text:year="2006" text:url="http://www.emuunlim.com/UltraHLE/old/techinfo.htm" text:custom1="27. ago 2006">ULTRAHLE, 2006</text:bibliography-mark></text:span><text:span text:style-name="T5">).</text:span></text:p>
      <text:p text:style-name="P18">Um <text:span text:style-name="T7">virtualizador</text:span> é um tipo de emulador que emula apenas na própria arquitetura onde está sendo executado. Ele faz isso emulando apenas os componentes e executando o código binário diretamente no processador, atingindo assim uma velocidade quase nativa. É usado, por exemplo, para executar um sistema operacional diferente do que se está sendo executado, mas que rode na mesma arquitetura (por exemplo, Windows e Linux). Um exemplo de virtualizador é o VMWare (<text:bibliography-mark text:identifier="VMWARE, 2006" text:bibliography-type="www" text:author="VMWARE Inc" text:title="Virtualization Overview: VMWare Whitepaper" text:url="http://www.vmware.com/pdf/virtualization.pdf" text:custom1="15 ago. 2006">VMWARE, 2006</text:bibliography-mark>).</text:p>
      <text:p text:style-name="P18">O virtualizador, assim como o emulador, simula o nível 2, sendo que a diferença entre os dois está no fato de que o emulador interpretar as instruções do processador, enquanto o virtualizador as executa diretamente.</text:p>
      <text:p text:style-name="Standard"><text:span text:style-name="T5">Por último, existem ainda os </text:span><text:span text:style-name="T13">simuladores de sistema operacional</text:span><text:span text:style-name="T5">. Neste caso, eles agem como virtualizadores, mas ao invés de emular os componentes de hardware, eles capturam as chamadas de sistema e as implementam em uma plataforma diferente. Exemplos deste tipo de software são o </text:span><text:span text:style-name="T14">Cooperative Linux </text:span><text:span text:style-name="T15">(que permite usar programas de Linux dentro do Windows)</text:span><text:span text:style-name="T14"> </text:span><text:span text:style-name="T15">e o WINE</text:span><text:span text:style-name="T15"><text:note text:id="ftn9" text:note-class="footnote"><text:note-citation>9</text:note-citation><text:note-body><text:p text:style-name="Footnote"><text:span text:style-name="T3">“</text:span><text:span text:style-name="T2">Wine</text:span> não é um Emulador” - programa que permite executar programas de Windows no Linux, emulando as chamadas de sistema à API do Windows (do inglês <text:span text:style-name="T2">Wine Is Not a Emulator</text:span><text:span text:style-name="T3">)</text:span></text:p></text:note-body></text:note></text:span><text:span text:style-name="T15"> (que permite usar programas de Windows no Linux) (</text:span><text:span text:style-name="T15"><text:bibliography-mark text:identifier="ALONI, 2004" text:bibliography-type="article" text:address="Ottawa" text:author="ALONI, Dan" text:booktitle="Proceedings of the Linux Symposium" text:title="Cooperative Linux" text:volume="1" text:year="2004" text:url="http://www.colinux.org/publications/Reprint-Aloni-OLS2004.pdf">ALONI, 2004</text:bibliography-mark></text:span><text:span text:style-name="T15">).</text:span></text:p>
      <text:p text:style-name="P19">Levando em conta todos estes tipos de programas simuladores, a construção de <text:span text:style-name="T8">emuladores</text:span> no nível 2 será o foco principal deste trabalho.</text:p>
      <text:list text:style-name="L2" text:continue-numbering="true">
        <text:list-item>
          <text:list text:continue-numbering="true">
            <text:list-item>
              <text:h text:style-name="P12" text:outline-level="2">Filosofia de Funcionamento</text:h>
            </text:list-item>
          </text:list>
        </text:list-item>
      </text:list>
      <text:p text:style-name="Standard">Segundo Von Neumann, os computadores são formados por um conjunto de, no mínimo, cinco componentes: uma unidade de memória (hoje geralmente conhecida por memória RAM<text:note text:id="ftn10" text:note-class="footnote"><text:note-citation>10</text:note-citation><text:note-body><text:p text:style-name="Footnote">Memória de Acesso Randômico, significando uma memória que pode ser acessada em qualquer posição, ao contrário dos outros tipos de memória usados antigamente, como fitas (do inglês <text:span text:style-name="T2">Random Access Memory</text:span><text:span text:style-name="T3">)</text:span></text:p></text:note-body></text:note>), uma unidade de entrada (um teclado, por exemplo), uma unidade de saída (um monitor de vídeo, por exemplo), uma unidade de controle e uma unidade de lógica aritmética (hoje unificadas em um microprocessador), todos conectados através de um barramento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Standard">Assim como um computador, um emulador funciona de forma modular, com os módulos do emulador tendo função semelhante àqueles do computador. Desta forma, existe um módulo que emula um microprocessador, um módulo que emula a memória, um módulo que emula os gráficos, e assim por diante. Estes módulos são unificados através de um laço<text:note text:id="ftn11" text:note-class="footnote"><text:note-citation>11</text:note-citation><text:note-body><text:p text:style-name="Footnote">Um conjunto de instruções de um programa que é definido apenas uma vez, mas é executado repetidamente. Também conhecido pela palavra inglesa <text:span text:style-name="T2">loop</text:span><text:span text:style-name="T3">.</text:span></text:p></text:note-body></text:note>, que de forma simplificada para uma máquina monoprocessada poderia ser o da figura <text:sequence-ref text:reference-format="value" text:ref-name="refFigura1">2</text:sequence-ref>.</text:p>
      <text:p text:style-name="Standard"><draw:frame draw:style-name="fr3" draw:name="Quadro2" text:anchor-type="paragraph" svg:width="8.888cm" draw:z-index="4"><draw:text-box fo:min-height="9.634cm"><text:p text:style-name="Figura"><draw:frame draw:style-name="fr2" draw:name="figura2" text:anchor-type="paragraph" svg:x="0.004cm" svg:y="0.002cm" svg:width="8.888cm" style:rel-width="100%" svg:height="9.634cm" style:rel-height="scale" draw:z-index="5"><draw:image xlink:href="Pictures/2000017900002D0D00002F01AB43F5C6.svm" xlink:type="simple" xlink:show="embed" xlink:actuate="onLoad"/></draw:frame>Figura <text:sequence text:ref-name="refFigura1" text:name="Figura" text:formula="ooow:Figura+1" style:num-format="1">2</text:sequence>: Laço de um emulador simples</text:p></draw:text-box></draw:frame></text:p>
      <text:p text:style-name="Standard">A emulação de um <text:span text:style-name="T7">microprocessador</text:span> é diferente da emulação dos outros tipos de dispositivos. O microprocessador busca dados da memória e executa as instruções equivalentes àqueles dados, retornando à memória o resultado da execução, ou então realizando alguma outra operação (por exemplo, comunicando-se com algum componente do sistema). A execução do microprocessador será interrompida com uma certa freqüência para tratar eventos de outros componentes, num processo chamado <text:span text:style-name="T16">interrupção</text:span><text:span text:style-name="T3">. (</text:span><text:span text:style-name="T3"><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3">). A emulação de microprocessadores será discutida mais profundamente na sessão </text:span><text:span text:style-name="T3"><text:reference-ref text:reference-format="chapter" text:ref-name="Processador">3.1</text:reference-ref></text:span><text:span text:style-name="T3">.</text:span></text:p>
      <text:p text:style-name="P13">É necessário que haja uma sincronia entre o microprocessador e os outros componentes. Esta sincronia é atingida através de um sinal de <text:span text:style-name="T17">clock</text:span>, que é um sinal digital usado para coordenar as ações de dois ou mais circuitos (<text:bibliography-mark text:identifier="CLOCK, 2006" text:bibliography-type="www" text:author="CLOCK Signal" text:title="Wikipedia, the Free Encyclopedia" text:year="2006" text:url="http://en.wikipedia.org/w/index.php?title=Clock_signal&amp;oldid=72530327" text:custom1="28 ago. 2006">CLOCK, 2006</text:bibliography-mark>). No emulador, diferentemente da máquina real, todos os componentes são guiados pelo microprocessador – ele é o responsável por produzir a informação de quantos ciclos de <text:span text:style-name="T2">clock</text:span> foram gerados com a última instrução, e esta informação é passada aos outros componentes no momento de sua emulação (<text:bibliography-mark text:identifier="BORIS, 1999" text:bibliography-type="www" text:author="BORIS, Daniel" text:title="How Do I Write An Emulator?" text:year="1999." text:url="http://personals.ac.upc.edu/vmoya/docs/HowToDanBoris.txt" text:custom1="28 ago. 2006">BORIS, 1999</text:bibliography-mark>).</text:p>
      <text:p text:style-name="P13">Outros componentes internos do computador também devem ser emulados. Geralmente, eles se comunicam com o microprocessador e uns com os outros através de <text:span text:style-name="T7">áreas de memória</text:span> (onde cada componente tem uma área de memória reservada para si), de portas e de interrupções. Computadores modernos também usam um sistema de Acesso Direto à Memória (DMA, do inglês <text:span text:style-name="T11">Direct</text:span><text:span text:style-name="T2"> </text:span><text:span text:style-name="T11">Memory</text:span><text:span text:style-name="T2"> </text:span><text:span text:style-name="T11">Access</text:span>); segundo Murdocca (2000, p. 288), “um dispositivo com acesso direto à memória pode transferir dados diretamente da memória para para a mesma em vez de usar a CPU<text:note text:id="ftn12" text:note-class="footnote"><text:note-citation>12</text:note-citation><text:note-body><text:p text:style-name="Footnote">Termo comumente usado para referir-se ao microprocessador. Do inglês <text:span text:style-name="T2">Central </text:span><text:span text:style-name="T11">Processing</text:span><text:span text:style-name="T2"> </text:span><text:span text:style-name="T11">Unit</text:span><text:span text:style-name="T3">, ou Unidade de Processamento Central.</text:span></text:p></text:note-body></text:note> como intermediário; portanto, pode diminuir a congestão do barramento do sistema.”</text:p>
      <text:p text:style-name="P13">Dos componentes internos do computador a serem emulados, geralmente o mais complexo e que utiliza mais de recursos de emulação é o <text:span text:style-name="T7">sistema gráfico</text:span>. De acordo com Del Barrio (2001, p. 107), “a emulação gráfica [...] ocupará mais de 50% do tempo da emulação, às vezes chegando até 80% ou 90%” [tradução nossa]. Assim, na emulação do sistema gráfico – e, algumas vezes, de outros componentes – se faz necessário sacrificar a exatidão da emulação em prol do desempenho.</text:p>
      <text:p text:style-name="P13">O <text:span text:style-name="T7">sistema de entrada</text:span>, geralmente baseado em teclado e mouse (no caso de microcomputadores) ou em <text:span text:style-name="T2">joystick</text:span><text:note text:id="ftn13" text:note-class="footnote"><text:note-citation>13</text:note-citation><text:note-body><text:p text:style-name="Footnote">Dispositivo de entrada usado em videogames, geralmente composto por um direcional e alguns botões.</text:p></text:note-body></text:note> (no caso de videogames), é normalmente a parte mais simples da emulação. Neste caso, quando uma ação for realizada na plataforma onde o emulador está sendo executado (por exemplo, o pressionamento de uma tecla), a ação correspondente será realizada na plataforma emulada (por exemplo, será escrito um byte na memória ou uma interrupção será gerada).</text:p>
      <text:list text:style-name="L2" text:continue-numbering="true">
        <text:list-item>
          <text:list text:continue-numbering="true">
            <text:list-item>
              <text:h text:style-name="P20" text:outline-level="2">Tipos de Emuladores</text:h>
            </text:list-item>
          </text:list>
        </text:list-item>
      </text:list>
      <text:p text:style-name="P13">Segundo Laureano (2006), os emuladores podem ser baseados em hardware, software ou alguma combinação entre os dois. Emuladores baseados em <text:span text:style-name="T8">hardware</text:span><text:span text:style-name="T5"> são aqueles que são totalmente implementados em um componente físico, como um </text:span><text:span text:style-name="T14">microchip</text:span><text:span text:style-name="T5">. Emuladores baseados em </text:span><text:span text:style-name="T8">software</text:span><text:span text:style-name="T5"> são aqueles que são executados em um computador, totalmente separados da implementação de hardware e onde o software provê todos os recursos para a emulação. Existem ainda as soluções </text:span><text:span text:style-name="T8">híbridas</text:span><text:span text:style-name="T5">, onde parte da emulação é feita em hardware, e parte em software.</text:span></text:p>
      <text:p text:style-name="P14">Os emuladores baseados em software, que são o foco principal deste trabalho, podem ser implementados de quatro formas diferentes:</text:p>
      <text:p text:style-name="P21"><text:span text:style-name="T18">Usando a técnica de i</text:span><text:span text:style-name="T13">nterpretação,</text:span><text:span text:style-name="T5"> cada instrução é interpretada por um módulo que emula o microprocessador. O emulador do microprocessador lê a próxima instrução da memória, busca seu código de execução em uma tabela de instruções e executa-a, realizando assim a função equivalente. Este método tem a vantagem de ser o tipo de emulação mais completo – qualquer plataforma pode ser emulada em qualquer plataforma, e até mesmo um emulador pode ser executado dentro de outro emulador. Este é, entretanto, o tipo mais lento de implement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2"><text:span text:style-name="T13"><text:tab/></text:span><text:span text:style-name="T18">No caso da </text:span><text:span text:style-name="T13">tradução binária </text:span><text:span text:style-name="T18">estática, </text:span><text:span text:style-name="T5">um emulador deste tipo funciona de forma semelhante a um compilador. Nele, um aplicativo escrito para uma arquitetura é compilado para código binário executável em outra arquitetura. Desta forma, um programa executável de uma arquitetura se transforma num programa executável de outra arquitetura. Este é o tipo mais rápido de emulação, porém tem sérias limitações – ele não consegue lidar com código auto-modificável – o que acontece em todos os computadores, quando um aplicativo é carregado de uma unidade de armazenamento (como um disquete) para a memória. Portanto, serve apenas para algumas plataformas específicas que não usam sistema operacional nem carregam programas para a memória RAM (como os videogames mais antigos).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1"><text:span text:style-name="T18">Usando-se a técnica da </text:span><text:span text:style-name="T13">tradução binária dinâmica,</text:span><text:span text:style-name="T5"> partes do código são compiladas (e recompiladas) durante a execução, sob demanda, de modo que o código gerado na memória venha a refletir as modificações que aconteceram durante a execução do emulador. Esta técnica é a mesma utilizada por máquinas virtuais do tipo </text:span><text:span text:style-name="T14">just-in-time</text:span><text:span text:style-name="T5"> (JIT)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 Este tipo de emulador é mais rápido que o interpretador, mas mais lento que o tradutor binário estático, e seu grande problema é a extrema complexidade de implementação, devido à necessidade de técnicas heurísticas para detecção de blocos de código, detecção de memória modificada, compilação e otimização (</text:span><text:span text:style-name="T5"><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5">).</text:span></text:p>
      <text:p text:style-name="P21"><text:span text:style-name="T18">A </text:span><text:span text:style-name="T13">virtualização</text:span><text:span text:style-name="T5"> é a técnica mais rápida de todas, mas pode apenas ser usada em ambientes onde a arquitetura em que o emulador será executado e a arquitetura que será emulada são a mesma. Neste caso, apenas os componentes são emulados, mas o código é executado nativamente pelo microprocessador. Esta técnica é muito utilizada em computadores PC, de modo a permitir que dois sistemas operacionais sejam executados na mesma máquina, ou então para manter vários serviços rodando isoladamente em um mesmo computador (</text:span><text:span text:style-name="T5"><text:bibliography-mark text:identifier="LAUREANO, 2006" text:bibliography-type="book" text:address="São Paulo" text:author="LAUREANO, Marcos" text:edition="1" text:pages="184" text:publisher="Novatec" text:title="Máquinas Virtuais e Emuladores" text:year="2006">LAUREANO, 2006</text:bibliography-mark></text:span><text:span text:style-name="T5">).</text:span></text:p>
      <text:p text:style-name="P14">Este trabalho tratará dos emuladores que usam a técnica de interpretação, por ser a única das técnicas que permite uma boa modularização e o reaproveitamento dos componentes implementados, bem como a unificação das atividades padrão.</text:p>
      <text:list text:style-name="L2" text:continue-numbering="true">
        <text:list-item>
          <text:list text:continue-numbering="true">
            <text:list-item>
              <text:h text:style-name="P20" text:outline-level="2">Benefícios do Uso de Emuladores</text:h>
            </text:list-item>
          </text:list>
        </text:list-item>
      </text:list>
      <text:p text:style-name="P13">Os emuladores podem ser usados para diferentes fins:</text:p>
      <text:list text:style-name="L3">
        <text:list-item>
          <text:p text:style-name="P23">Facilitar o desenvolvimento em plataformas onde a programação é difícil ou impossível. Um exemplo é o desenvolvimento de jogos de videogame onde, em muitos casos, o desenvolvimento é feito em um computador e testado em um emulador. Outro exemplo são os dispositivos móveis (computadores portáteis e celulares), onde a pequena tela dificultaria a programação, mas com o uso de um emulador o programador não só tem a facilidade de poder testar seu desenvolvimento em uma tela maior, como também a agilidade de não precisar fazer um <text:span text:style-name="T2">upload</text:span> para o dispositivo a cada nova compilação;</text:p>
        </text:list-item>
        <text:list-item>
          <text:p text:style-name="P23">Permitir o uso de aplicativos legados, que eram utilizados em equipamentos que não estão mais disponíveis, ou aos quais o usuário não têm acesso;</text:p>
        </text:list-item>
        <text:list-item>
          <text:p text:style-name="P23">Facilitar o desenvolvimento de novos sistemas operacionais, permitindo que desenvolvedor tenha acesso a tudo que acontece dentro de cada componente, e dando a ele a facilidade de testar seu sistema com diferentes configurações;</text:p>
        </text:list-item>
        <text:list-item>
          <text:p text:style-name="P23">Facilitar o desenvolvimento de programas para múltiplas plataformas, oferecendo ao desenvolvedor uma gama de arquiteturas nas quais ele pode testar seus programas sem a necessidade de copiá-los a outros computadores;</text:p>
          <text:p text:style-name="P23">Laureano (2006, p. 35) acrescenta ainda os seguintes usos:</text:p>
        </text:list-item>
        <text:list-item>
          <text:p text:style-name="P23">“Testar configurações e situações diferentes do mundo real, como, por exemplo, mais memória disponível ou a presença de outros dispositivos de E/S”;</text:p>
        </text:list-item>
        <text:list-item>
          <text:p text:style-name="P23">“Auxiliar no ensino prático de sistemas operacionais e programação ao permitir a execução de vários sistemas para comparação no mesmo equipamento”.</text:p>
        </text:list-item>
      </text:list>
      <text:list text:style-name="L2" text:continue-numbering="true">
        <text:list-item>
          <text:list text:continue-numbering="true">
            <text:list-item>
              <text:h text:style-name="P12" text:outline-level="2">Considerações Finais</text:h>
            </text:list-item>
          </text:list>
        </text:list-item>
      </text:list>
      <text:p text:style-name="Standard">O aumento do número de arquiteturas disponíveis no mercado trouxe um aumento na demanda por novos tipos de emuladores. Existe uma vasta gama de técnicas de emulação, mas a implementação de qualquer uma delas é tarefa custosa, exigindo meses de desenvolvimento e teste, e a implementação de complexos algoritmos de modo a obter um desempenho equivalente à arquitetura original.</text:p>
      <text:p text:style-name="Standard">Devido à extensa quantidade de tipos e técnicas de emulação, este trabalho se baseará em emuladores do nível 2 que usem a interpretação como método de emulação, por ser o tipo que se encaixa de forma mais precisa com objetivos propostos.</text:p>
      <text:list text:style-name="L2" text:continue-numbering="true">
        <text:list-item>
          <text:h text:style-name="P24" text:outline-level="1">Arquitetura de Hardware do Ponto de Vista de um Emulador</text:h>
        </text:list-item>
      </text:list>
      <text:p text:style-name="Standard">Este capítulo discute a arquitetura interna de um computador. Visto que existe abundante literatura a respeito deste assunto, nesta seção serão tratados somente os assuntos pertinentes ao segundo nível de abstração, que é o nível convencional de máquina. Serão discutidos primeiramente cada um dos principais dispositivos que compõem um computador e, mais adiante, a forma como eles se comunicam dentro de uma arquitetura computacional.</text:p>
      <text:p text:style-name="Standard">As técnicas para a construção de emuladores dos dispositivos descritos neste capítulo serão discutidas no capítulo <text:reference-ref text:reference-format="chapter" text:ref-name="Construção de Emuladores">3</text:reference-ref>.</text:p>
      <text:list text:style-name="L2" text:continue-numbering="true">
        <text:list-item>
          <text:list text:continue-numbering="true">
            <text:list-item>
              <text:h text:style-name="P25" text:outline-level="2">O Processador</text:h>
            </text:list-item>
          </text:list>
        </text:list-item>
      </text:list>
      <text:p text:style-name="Standard">O processador (também conhecido como microprocessador, CPU ou UPC<text:note text:id="ftn14" text:note-class="footnote"><text:note-citation>14</text:note-citation><text:note-body><text:p text:style-name="Footnote">Unidade Central de Processamento</text:p></text:note-body></text:note>) é o “cérebro” do computador. Tem como propósito executar programas armazenados na memória, buscando dela as instruções e executando-as, uma após a outra (<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 Um processador comum é capaz de executar um grande número de instruções em um curto período de tempo: um Pentium 4<text:note text:id="ftn15" text:note-class="footnote"><text:note-citation>15</text:note-citation><text:note-body><text:p text:style-name="Footnote">Sétima geração de processadores do padrão x86 construída pela Intel, fabricado a partir de 2000.</text:p></text:note-body></text:note>, por exemplo, é capaz de executar 1 bilhão e 500 milhões de instruções por segundo. Já o 80386<text:note text:id="ftn16" text:note-class="footnote"><text:note-citation>16</text:note-citation><text:note-body><text:p text:style-name="Footnote">Terceira geração de processadores do padrão x86 da Intel, fabricado a partir de 1986.</text:p></text:note-body></text:note>, bem mais modesto, opera a 5 milhões de instruções por segundo (<text:bibliography-mark text:identifier="GILHEANY, 2006" text:bibliography-type="www" text:author="GILHEANY, Steve" text:title="Evolution of Intel Microprocessors 1971 to 2007" text:year="2006" text:url="http://www.cs.rpi.edu/~chrisc/COURSES/CSCI-4250/SPRING-2004/slides/cpu.pdf" text:custom1="11 set. 2006">GILHEANY, 2006</text:bibliography-mark>).</text:p>
      <text:p text:style-name="Standard">Um processador é composto de<text:span text:style-name="T9">:</text:span></text:p>
      <text:list text:style-name="L4">
        <text:list-item>
          <text:p text:style-name="P26">uma <text:span text:style-name="T7">unidade de controle</text:span>, responsável pela busca de instruções da memória principal e determinação de seus tipos;</text:p>
        </text:list-item>
        <text:list-item>
          <text:p text:style-name="P27"><text:span text:style-name="T9">uma </text:span><text:span text:style-name="T7">unidade lógica aritmética </text:span><text:span text:style-name="T9">(ALU, do inglês </text:span><text:span text:style-name="T2">Arithmetic Logic Unit</text:span><text:span text:style-name="T3">), responsável pela execução das operações matemáticas com os dados;</text:span></text:p>
        </text:list-item>
        <text:list-item>
          <text:p text:style-name="P27"><text:span text:style-name="T9">uma pequena </text:span><text:span text:style-name="T7">memória interna</text:span><text:span text:style-name="T9"> de alta velocidade, composta por registradores, cada um com uma função definida (</text:span><text:span text:style-name="T9"><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9">).</text:span></text:p>
        </text:list-item>
      </text:list>
      <text:h text:style-name="Heading_20_3" text:outline-level="3">Conjunto de Instruções de Máquina</text:h>
      <text:p text:style-name="Standard">Segundo Murdocca (2000, p. 99), “o <text:span text:style-name="T7">conjunto de instruções</text:span> é a coleção de instruções que um processador pode executar” [grifo do autor]. Em geral, estas instruções realizam operações bastante simples, como adições, subtrações, movimentação de dados dentro da memória, comparações entre posições da memória, etc. Esta simplicidade existe para<text:span text:style-name="T3"> aumentar a velocidade de execução, simplificar o </text:span><text:span text:style-name="T11">design</text:span><text:span text:style-name="T3"> do processador e facilitar o trabalho do programador (</text:span><text:span text:style-name="T3"><text:bibliography-mark text:identifier="PATTERSON, 2005" text:bibliography-type="book" text:address="São Paulo" text:author="PATTERSON, David A. e HENNESSY, John L" text:edition="3" text:pages="484" text:publisher="Elsevier" text:title="Organização e Projeto de Computadores" text:year="2005">PATTERSON, 2005</text:bibliography-mark></text:span><text:span text:style-name="T3">). Uma vez que o processador executa milhões de operações por segundo, a complexidade da programação ficará nos níveis superiores de abstração, onde a programação geralmente é feita em linguagens de alto nível como C ou Pascal.</text:span></text:p>
      <text:p text:style-name="Standard">Para facilitar a programação, estas instruções são representadas através de mnemônicos. Num processador Intel da série x86, por exemplo, a instrução que gera uma interrupção de software é a instrução de número 0xCD<text:note text:id="ftn17" text:note-class="footnote"><text:note-citation>17</text:note-citation><text:note-body><text:p text:style-name="Footnote">Um conjunto de números ou letras precedido de “0x” significa que este é um número hexadecimal. Assim, 0xCD equivale ao número hexadecimal CD, ou ao número decimal 205.</text:p></text:note-body></text:note>. Num código-fonte <text:span text:style-name="T10">assembly</text:span>, no entanto, este número será substituído pelo mnemônico INT (<text:span text:style-name="T2">Interruption</text:span>, do inglês “interrupção”) (<text:bibliography-mark text:identifier="INTEL, 2006" text:bibliography-type="custom5" text:author="INTEL Corporation." text:title="IA-32 Intel Architecture Software Developer's Manual:" text:custom1="Volume 2A: Instruction Set Reference, A-M. 2006. Disponível em &lt;ftp://download.intel.com/ design/Pentium4/manuals/25366620.pdf&gt;. Acesso em 11 set. 2006.">INTEL, 2006</text:bibliography-mark>).</text:p>
      <text:p text:style-name="Standard">Nos processadores do tipo CISC<text:note text:id="ftn18" text:note-class="footnote"><text:note-citation>18</text:note-citation><text:note-body><text:p text:style-name="Footnote">Processador que pode executar várias operações de baixo nível em uma simples instrução. Do inglês <text:span text:style-name="T2">Complex Instruction Set Computer</text:span><text:span text:style-name="T3"> (Computador com um Conjunto de Instruções Complexo).</text:span></text:p></text:note-body></text:note>, a instrução é composta por um byte. A maior parte das instruções, no entanto, recebem outros bytes que as acompanham. Estes bytes são chamados de <text:span text:style-name="T19">operandos</text:span><text:span text:style-name="T3">, e geralmente indicam a localização dos dados que serão manipulados durante a realização da operação (</text:span><text:span text:style-name="T3"><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3">). Num processador RISC</text:span><text:span text:style-name="T3"><text:note text:id="ftn19" text:note-class="footnote"><text:note-citation>19</text:note-citation><text:note-body><text:p text:style-name="Footnote">Processador que favorece um conjunto de instruções mais simples que o CISC. Do inglês <text:span text:style-name="T2">Reduced Instruction Set Computer</text:span><text:span text:style-name="T3"> (Computador com um Conjunto de Instruções Reduzido).</text:span></text:p></text:note-body></text:note></text:span><text:span text:style-name="T3">, os operandos também estão presentes, embora não estejam em bytes separados – neste tipo de processador, todas as instruções (acrescidas de seus operandos) têm o mesmo número de bits (</text:span><text:span text:style-name="T3"><text:bibliography-mark text:identifier="TANENBAUM, 1990" text:bibliography-type="book" text:address="Rio de Janeiro" text:author="TANENBAUM, Andrew S." text:edition="3" text:pages="460" text:publisher="Prentice/Hall do Brasil" text:title="Organização Estruturada de Computadores" text:year="1990">TANENBAUM, 1990</text:bibliography-mark></text:span><text:span text:style-name="T3">).</text:span></text:p>
      <text:p text:style-name="Standard">Tanenbaum (1990) agrupa as instruções em sete tipos:</text:p>
      <text:list text:style-name="L5">
        <text:list-item>
          <text:p text:style-name="P28"><text:span text:style-name="T7">instruções de transferência de dados</text:span><text:span text:style-name="T9">, que copiam dados de um lugar da memória para outro;</text:span></text:p>
        </text:list-item>
        <text:list-item>
          <text:p text:style-name="P29"><text:span text:style-name="T7">operações diádicas</text:span>, que combinam dois operandos para produzir um resultado (por exemplo, uma instrução de soma de dois operandos);</text:p>
        </text:list-item>
        <text:list-item>
          <text:p text:style-name="P29"><text:span text:style-name="T7">operações monádicas</text:span>, que têm um operando e produzem um resultado (por exemplo, uma instrução que incremento o valor de um determinado registrador em 1);</text:p>
        </text:list-item>
        <text:list-item>
          <text:p text:style-name="P29"><text:span text:style-name="T7">comparações e desvios condicionais</text:span>, que comparam dois dados e transferem o controle do programa para uma posição especificada se eles forem iguais (ou diferentes, dependendo da instrução) – semelhante à instrução <text:span text:style-name="T2">if-then </text:span>(se-então) das linguagens de alto nível;</text:p>
        </text:list-item>
        <text:list-item>
          <text:p text:style-name="P29"><text:span text:style-name="T7">instruções de chamada de procedimento</text:span>, que empilham<text:note text:id="ftn20" text:note-class="footnote"><text:note-citation>20</text:note-citation><text:note-body><text:p text:style-name="Footnote">A pilha (<text:span text:style-name="T2">stack</text:span><text:span text:style-name="T3">) é uma área da memória que contém dados que são inseridos e lidos através de um algoritmo onde o último dado inserido é o primeiro a ser lido, semelhante a uma pilha de documentos.</text:span></text:p></text:note-body></text:note> o endereço atual e transferem o controle do programa para outra posição – quando o procedimento termina, o endereço é desempilhado e o controle do programa é retornado à instrução seguinte de onde o procedimento foi chamado;</text:p>
        </text:list-item>
        <text:list-item>
          <text:p text:style-name="P29"><text:span text:style-name="T7">controle de laço</text:span>, que permitem a execução repetida de partes de um programa, até que uma determinada condição seja satisfeita – de forma semelhante aos laços <text:span text:style-name="T2">do-while</text:span> (faça-enquanto) das linguagens de alto nível;</text:p>
        </text:list-item>
        <text:list-item>
          <text:p text:style-name="P28"><text:span text:style-name="T19">entrada/saída</text:span><text:span text:style-name="T12">, pelas quais é feita a comunicação com outros dispositivos. Neste grupo de instruções também entram as instruções de chamada de interrupção.</text:span></text:p>
        </text:list-item>
      </text:list>
      <text:p text:style-name="P17">A tabela <text:sequence-ref text:reference-format="value" text:ref-name="refTable0">1</text:sequence-ref> exemplifica a divisão acima, através de uma lista reduzida das operações do microprocessador MOS 6502<text:note text:id="ftn21" text:note-class="footnote"><text:note-citation>21</text:note-citation><text:note-body><text:p text:style-name="Footnote">Microprocessador de 8 bits criado pela MOS Techonology em 1975, extensivamente usado nos computadores pessoais e videogames nos anos 80.</text:p></text:note-body></text:note> (<text:bibliography-mark text:identifier="JACOBS, 2002" text:bibliography-type="www" text:author="JACOBS, Andrew John" text:title="6502 Instructions" text:year="2002" text:url="http://www.obelisk.demon.co.uk/6502/" text:custom1="12 set. 2006">JACOBS, 2002</text:bibliography-mark>).</text:p>
      <table:table table:name="6502instrucoes" table:style-name="_36_502instrucoes">
        <table:table-column table:style-name="_36_502instrucoes.A"/>
        <table:table-column table:style-name="_36_502instrucoes.B"/>
        <table:table-column table:style-name="_36_502instrucoes.C"/>
        <table:table-row>
          <table:table-cell table:style-name="_36_502instrucoes.A1" office:value-type="string">
            <text:p text:style-name="P30">Tipo</text:p>
          </table:table-cell>
          <table:table-cell table:style-name="_36_502instrucoes.A1" office:value-type="string">
            <text:p text:style-name="P30">Instrução</text:p>
          </table:table-cell>
          <table:table-cell table:style-name="_36_502instrucoes.C1" office:value-type="string">
            <text:p text:style-name="P30">Descrição da Operação</text:p>
          </table:table-cell>
        </table:table-row>
        <table:table-row>
          <table:table-cell table:style-name="_36_502instrucoes.A2" office:value-type="string">
            <text:p text:style-name="Table_20_Contents">Transferência de </text:p>
            <text:p text:style-name="Table_20_Contents">Dado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1">LDA</text:p>
                </table:table-cell>
                <table:table-cell table:style-name="_36_502instrucoes.B2.2.1" office:value-type="string">
                  <text:p text:style-name="Table_20_Contents">Carrega dados da memória para o acumulador</text:p>
                </table:table-cell>
              </table:table-row>
              <table:table-row>
                <table:table-cell table:style-name="_36_502instrucoes.A2" office:value-type="string">
                  <text:p text:style-name="P31">PHA</text:p>
                </table:table-cell>
                <table:table-cell table:style-name="_36_502instrucoes.B2.2.1" office:value-type="string">
                  <text:p text:style-name="Table_20_Contents">Empilha dados do acumulador</text:p>
                </table:table-cell>
              </table:table-row>
            </table:table>
          </table:table-cell>
          <table:covered-table-cell/>
        </table:table-row>
        <table:table-row>
          <table:table-cell table:style-name="_36_502instrucoes.A2" office:value-type="string">
            <text:p text:style-name="Table_20_Contents">Operações Diádicas</text:p>
          </table:table-cell>
          <table:table-cell table:style-name="_36_502instrucoes.A2" office:value-type="string">
            <text:p text:style-name="P31">ADC</text:p>
          </table:table-cell>
          <table:table-cell table:style-name="_36_502instrucoes.B2.2.1" office:value-type="string">
            <text:p text:style-name="Table_20_Contents">Soma dois operandos.</text:p>
          </table:table-cell>
        </table:table-row>
        <table:table-row>
          <table:table-cell table:style-name="_36_502instrucoes.A2" office:value-type="string">
            <text:p text:style-name="Table_20_Contents">Operações Monádicas</text:p>
          </table:table-cell>
          <table:table-cell table:style-name="_36_502instrucoes.A2" office:value-type="string">
            <text:p text:style-name="P31">INC</text:p>
          </table:table-cell>
          <table:table-cell table:style-name="_36_502instrucoes.B2.2.1" office:value-type="string">
            <text:p text:style-name="Table_20_Contents">Incrementa uma posição da memória</text:p>
          </table:table-cell>
        </table:table-row>
        <table:table-row>
          <table:table-cell table:style-name="_36_502instrucoes.A2" office:value-type="string">
            <text:p text:style-name="P32">Comparações e desvios condicionais</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1">BEQ</text:p>
                </table:table-cell>
                <table:table-cell table:style-name="_36_502instrucoes.B2.2.1" office:value-type="string">
                  <text:p text:style-name="Table_20_Contents">Muda controle do programa se último resultado foi zero</text:p>
                </table:table-cell>
              </table:table-row>
              <table:table-row>
                <table:table-cell table:style-name="_36_502instrucoes.A2" office:value-type="string">
                  <text:p text:style-name="P31">BPL</text:p>
                </table:table-cell>
                <table:table-cell table:style-name="_36_502instrucoes.B2.2.1" office:value-type="string">
                  <text:p text:style-name="Table_20_Contents">Muda controle do programa se último resultado foi negativo</text:p>
                </table:table-cell>
              </table:table-row>
            </table:table>
          </table:table-cell>
          <table:covered-table-cell/>
        </table:table-row>
        <table:table-row>
          <table:table-cell table:style-name="_36_502instrucoes.A2" office:value-type="string">
            <text:p text:style-name="P32">Instruções de chamada</text:p>
            <text:p text:style-name="Table_20_Contents">de procedimento</text:p>
          </table:table-cell>
          <table:table-cell table:number-columns-spanned="2">
            <table:table table:is-sub-table="true">
              <table:table-column table:style-name="_36_502instrucoes.B"/>
              <table:table-column table:style-name="_36_502instrucoes.C"/>
              <table:table-row>
                <table:table-cell table:style-name="_36_502instrucoes.A2" office:value-type="string">
                  <text:p text:style-name="P31">JSR</text:p>
                </table:table-cell>
                <table:table-cell table:style-name="_36_502instrucoes.B2.2.1" office:value-type="string">
                  <text:p text:style-name="Table_20_Contents">Salta para sub-rotina</text:p>
                </table:table-cell>
              </table:table-row>
              <table:table-row>
                <table:table-cell table:style-name="_36_502instrucoes.A2" office:value-type="string">
                  <text:p text:style-name="P31">RTS</text:p>
                </table:table-cell>
                <table:table-cell table:style-name="_36_502instrucoes.B2.2.1" office:value-type="string">
                  <text:p text:style-name="Table_20_Contents">Retorna de subrotina</text:p>
                </table:table-cell>
              </table:table-row>
            </table:table>
          </table:table-cell>
          <table:covered-table-cell/>
        </table:table-row>
        <table:table-row>
          <table:table-cell table:style-name="_36_502instrucoes.A2" office:value-type="string">
            <text:p text:style-name="Table_20_Contents">Controle de laço</text:p>
          </table:table-cell>
          <table:table-cell table:style-name="_36_502instrucoes.A2" office:value-type="string">
            <text:p text:style-name="P33"/>
          </table:table-cell>
          <table:table-cell table:style-name="_36_502instrucoes.B2.2.1" office:value-type="string">
            <text:p text:style-name="P4">O 6502 usa as instruções de desvio condicional para o controle de laços.</text:p>
          </table:table-cell>
        </table:table-row>
        <table:table-row>
          <table:table-cell table:style-name="_36_502instrucoes.A2" office:value-type="string">
            <text:p text:style-name="Table_20_Contents">Entrada/Saída</text:p>
          </table:table-cell>
          <table:table-cell table:style-name="_36_502instrucoes.A2" office:value-type="string">
            <text:p text:style-name="P31">BRK</text:p>
          </table:table-cell>
          <table:table-cell table:style-name="_36_502instrucoes.B2.2.1" office:value-type="string">
            <text:p text:style-name="Table_20_Contents">Gera uma interrupção</text:p>
          </table:table-cell>
        </table:table-row>
      </table:table>
      <text:p text:style-name="Table">Tabela <text:sequence text:ref-name="refTable0" text:name="Table" text:formula="ooow:Table+1" style:num-format="1">1</text:sequence>: Conjunto reduzido de instruções do MOS 6502, agrupadas por tipo.</text:p>
      <text:h text:style-name="Heading_20_3" text:outline-level="3">Seqüência de Operação</text:h>
      <text:p text:style-name="Standard">O processador executa um ciclo repetitivo de operações, cada qual equivalente à execução de uma instrução. Este ciclo é chamado de <text:span text:style-name="T7">busca-decodificação-execução</text:span>, e é o centro da operação de todos os computadores (<text:bibliography-mark text:identifier="WEBER, 2000" text:bibliography-type="book" text:address="Porto Alegre" text:author="WEBER, Raul Fernando" text:edition="1" text:pages="262" text:publisher="Sagra Luzzatto" text:title="Fundamentos de Arquitetura de Computadores" text:year="2000">WEBER, 2000</text:bibliography-mark>).</text:p>
      <text:p text:style-name="Standard">Tanenbaum (1990) divide a execução do ciclo em oito fases, apresentadas na figura <text:sequence-ref text:reference-format="value" text:ref-name="refFigura2">3</text:sequence-ref>.<office:annotation><dc:date>2006-09-13T00:00:00</dc:date><text:p>Corrigir figura</text:p></office:annotation> O processador busca a próxima instrução da memória, guardando-a no registrador de instrução e atualizando o contador de programa. A seguir, ele determina o tipo da instrução e quantos operandos esta instrução utiliza, buscando estes operandos da memória. Finalmente, o processador executa a instrução, armazenando os resultados nos locais apropriados.</text:p>
      <text:p text:style-name="Standard"><draw:frame draw:style-name="fr3" draw:name="Quadro3" text:anchor-type="paragraph" svg:width="12.333cm" draw:z-index="2"><draw:text-box fo:min-height="13.626cm"><text:p text:style-name="Figura"><draw:frame draw:style-name="fr4" draw:name="figura3" text:anchor-type="paragraph" svg:width="12.333cm" svg:height="13.127cm" draw:z-index="3"><draw:image xlink:href="Pictures/200001FC00003CAD00004095C4797177.svm" xlink:type="simple" xlink:show="embed" xlink:actuate="onLoad"/></draw:frame>Figura <text:sequence text:ref-name="refFigura2" text:name="Figura" text:formula="ooow:Figura+1" style:num-format="1">3</text:sequence>: Ciclo de execução de um microprocessador.</text:p></draw:text-box></draw:frame></text:p>
      <text:h text:style-name="Heading_20_3" text:outline-level="3">Registradores</text:h>
      <text:p text:style-name="Standard">O processador conta com uma pequena memória interna, que geralmente não passa de uns poucos bytes (desconsidera-se aqui a memória <text:span text:style-name="T2">cache</text:span><text:span text:style-name="T3">, que tem um propósito diferente). Segundo Monteiro (1996, p. 137), “o resultado de uma operação aritmética ou lógica realizada da UAL</text:span><text:span text:style-name="T3"><text:note text:id="ftn22" text:note-class="footnote"><text:note-citation>22</text:note-citation><text:note-body><text:p text:style-name="Footnote">Unidade Aritmética Lógica, o mesmo que ALU.</text:p></text:note-body></text:note></text:span><text:span text:style-name="T3"> deve ser armazenado temporariamente, de moda que possa ser reutilizado mais adiante (por outra instrução) ou apenas para ser, em seguida, transferido para a memória”.</text:span></text:p>
      <text:p text:style-name="P13">Para este propósito, o processador é fabricado com um conjunto de <text:span text:style-name="T7">registradores</text:span><text:span text:style-name="T9">, que são pequenos blocos de memória (geralmente entre 8 e 64 bits). Esta memória é de acesso muito rápido, mais rápido que qualquer outro bloco de memória do computador. Alguns destes registradores ficam disponíveis para serem usados pelo programador (os chamados registradores de propósito geral) enquanto outros têm propósitos específicos (</text:span><text:span text:style-name="T9"><text:bibliography-mark text:identifier="MONTEIRO, 1996" text:bibliography-type="book" text:address="Rio de Janeiro" text:author="MONTEIRO, Mário A" text:edition="3" text:pages="397" text:publisher="LTC" text:title="Introdução à Organização de Computadores" text:year="1996">MONTEIRO, 1996</text:bibliography-mark></text:span><text:span text:style-name="T9">).</text:span></text:p>
      <text:p text:style-name="Standard">O <text:span text:style-name="T7">acumulador</text:span><text:span text:style-name="T9"> é um registrador de propósito geral que é usado especialmente para operações lógicas e aritméticas. Em geral, todas as instruções lógicas e aritméticas de um processador podem ser realizadas utilizando os dados contidos no acumulador. Os modelos mais simples de processador contêm apenas um acumulador, enquanto nos modelos mais complexos encontram-se diversos acumuladores (</text:span><text:span text:style-name="T9"><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9">).</text:span></text:p>
      <text:p text:style-name="P34">O <text:span text:style-name="T7">ponteiro de instruções</text:span> (ou IP, do inglês <text:span text:style-name="T11">Instruction</text:span><text:span text:style-name="T2"> </text:span><text:span text:style-name="T11">Pointer</text:span><text:span text:style-name="T3">) é um registrador que armazena o endereço de memória da próxima instrução a ser executada. É também chamado de </text:span><text:span text:style-name="T19">contador de programa</text:span><text:span text:style-name="T3"> (ou PC, do inglês </text:span><text:span text:style-name="T11">Program</text:span><text:span text:style-name="T2"> </text:span><text:span text:style-name="T11">Counter</text:span><text:span text:style-name="T15">) (</text:span><text:span text:style-name="T15"><text:bibliography-mark text:identifier="WEBER, 2000" text:bibliography-type="book" text:address="Porto Alegre" text:author="WEBER, Raul Fernando" text:edition="1" text:pages="262" text:publisher="Sagra Luzzatto" text:title="Fundamentos de Arquitetura de Computadores" text:year="2000">WEBER, 2000</text:bibliography-mark></text:span><text:span text:style-name="T15">). Ele geralmente será acrescido do número de bytes da instrução que está sendo executada, exceto nos casos em que a instrução modifique explicitamente o apontador de instruções, como no caso de uma instrução de desvio condicional ou de controle de laço.</text:span></text:p>
      <text:p text:style-name="P15">O <text:span text:style-name="T7">ponteiro de pilha</text:span> (ou SP, do inglês <text:span text:style-name="T11">stack</text:span><text:span text:style-name="T2"> </text:span><text:span text:style-name="T11">pointer</text:span>) é um registrador que armazena o endereço de memória da pilha. A pilha é uma área da memória principal onde o último dado a ser adicionado é o primeiro a ser retirado. Esta área é usada especialmente para armazenar o endereço de retorno em chamadas de sub-rotina, ou para armazenar os valores dos registradores em situações de troca de contexto<text:note text:id="ftn23" text:note-class="footnote"><text:note-citation>23</text:note-citation><text:note-body><text:p text:style-name="Footnote">Situação que ocorre em sistemas multitarefa onde, no momento em que o controle é passado de um processo para outro, todas as informações do processo devem ser armazenadas.</text:p></text:note-body></text:note>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p>
      <text:p text:style-name="P15">Os <text:span text:style-name="T7">sinalizadores</text:span>, ou <text:span text:style-name="T11">flags</text:span>, são um conjunto de informações de 1 bit que geralmente são armazenadas em um único registrador. Estas informações são geradas pela ALU, e representam a situação da última operação lógica ou aritmética. Alguns sinalizadores também são usados para configurar certas funcionalidades do processador. A tabela <text:sequence-ref text:reference-format="value" text:ref-name="refTable1">2</text:sequence-ref> exemplifica estes usos, mostrando os sinalizadores usados pelo processador MOS 6502 (<text:bibliography-mark text:identifier="JACOBS, 2002" text:bibliography-type="www" text:author="JACOBS, Andrew John" text:title="6502 Instructions" text:year="2002" text:url="http://www.obelisk.demon.co.uk/6502/" text:custom1="12 set. 2006">JACOBS, 2002</text:bibliography-mark>).</text:p>
      <table:table table:name="flag6502" table:style-name="flag6502">
        <table:table-column table:style-name="flag6502.A"/>
        <table:table-column table:style-name="flag6502.B"/>
        <table:table-row>
          <table:table-cell table:style-name="flag6502.A1" office:value-type="string">
            <text:p text:style-name="P35">Nome</text:p>
          </table:table-cell>
          <table:table-cell table:style-name="flag6502.B1" office:value-type="string">
            <text:p text:style-name="P35">Função</text:p>
          </table:table-cell>
        </table:table-row>
        <table:table-row>
          <table:table-cell table:style-name="flag6502.A2" office:value-type="string">
            <text:p text:style-name="P3">Carry</text:p>
          </table:table-cell>
          <table:table-cell table:style-name="flag6502.B2" office:value-type="string">
            <text:p text:style-name="Table_20_Contents">Verdadeiro se a última operação resultou num transbordamento do primeiro ou do último bit. </text:p>
          </table:table-cell>
        </table:table-row>
        <table:table-row>
          <table:table-cell table:style-name="flag6502.A2" office:value-type="string">
            <text:p text:style-name="P3">Zero</text:p>
          </table:table-cell>
          <table:table-cell table:style-name="flag6502.B2" office:value-type="string">
            <text:p text:style-name="Table_20_Contents">Verdadeiro se o resultado da última operação foi zero.</text:p>
          </table:table-cell>
        </table:table-row>
        <table:table-row>
          <table:table-cell table:style-name="flag6502.A2" office:value-type="string">
            <text:p text:style-name="P3">Interrupt</text:p>
          </table:table-cell>
          <table:table-cell table:style-name="flag6502.B2" office:value-type="string">
            <text:p text:style-name="Table_20_Contents">Enquanto for verdadeiro, o processador não responde a interrupções.</text:p>
          </table:table-cell>
        </table:table-row>
        <table:table-row>
          <table:table-cell table:style-name="flag6502.A2" office:value-type="string">
            <text:p text:style-name="P3">Decimal</text:p>
          </table:table-cell>
          <table:table-cell table:style-name="flag6502.B2" office:value-type="string">
            <text:p text:style-name="Table_20_Contents">Enquanto for verdadeiro, o processador usa o modo decimal nas operações aritméticas.</text:p>
          </table:table-cell>
        </table:table-row>
        <table:table-row>
          <table:table-cell table:style-name="flag6502.A2" office:value-type="string">
            <text:p text:style-name="P3">Break</text:p>
          </table:table-cell>
          <table:table-cell table:style-name="flag6502.B2" office:value-type="string">
            <text:p text:style-name="Table_20_Contents">Verdadeiro se uma interrupção foi gerada na última instrução.</text:p>
          </table:table-cell>
        </table:table-row>
        <table:table-row>
          <table:table-cell table:style-name="flag6502.A2" office:value-type="string">
            <text:p text:style-name="P3">Overflow</text:p>
          </table:table-cell>
          <table:table-cell table:style-name="flag6502.B2" office:value-type="string">
            <text:p text:style-name="Table_20_Contents">Verdadeiro se o resultado da última operação resultou num resultado inválido devido à falta de espaço (por exemplo, quando uma soma de dois números positivos resultou num número negativo devido ao fato do bit mais significativo ter sido mudado de 0 para 1).</text:p>
          </table:table-cell>
        </table:table-row>
        <table:table-row>
          <table:table-cell table:style-name="flag6502.A2" office:value-type="string">
            <text:p text:style-name="P3">Negative</text:p>
          </table:table-cell>
          <table:table-cell table:style-name="flag6502.B2" office:value-type="string">
            <text:p text:style-name="Table_20_Contents">Verdadeiro se a última operação resultou num número negativo.</text:p>
          </table:table-cell>
        </table:table-row>
      </table:table>
      <text:p text:style-name="Table">Tabela <text:sequence text:ref-name="refTable1" text:name="Table" text:formula="ooow:Table+1" style:num-format="1">2</text:sequence>: Sinalizadores do MOS 6502</text:p>
      <text:h text:style-name="Heading_20_3" text:outline-level="3">Interrupções</text:h>
      <text:p text:style-name="Standard">Em sistemas multitarefa, é necessário que cada programa receba uma fatia de tempo de processamento, várias vezes por segundo. Isso significa que o processador não pode ficar parado, esperando uma resposta de requisição de E/S<text:note text:id="ftn24" text:note-class="footnote"><text:note-citation>24</text:note-citation><text:note-body><text:p text:style-name="Footnote">Entrada e Saída, referindo-se à comunicação entre dispositivos, ou à comunicação entre computador e usuário. Também referido pelo termo inglês I/O (<text:span text:style-name="T2">Input/Output</text:span><text:span text:style-name="T3">).</text:span></text:p></text:note-body></text:note> (uma requisição para leitura de dados em um disquete, por exemplo) enquanto os outros programas ficam travados. Este problema é resolvido através do uso de <text:span text:style-name="T7">interrupções</text:span><text:span text:style-name="T9">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p text:style-name="P34">Segundo Tanenbaum (1990, p. 42),</text:p>
      <text:p text:style-name="Citacao">quando a CPU quer realizar E/S, ela carrega um programa especial para um dos canais, e diz ao canal para executá-lo. O canal manipula toda a E/S para e da memória principal, deixando a CPU livre para fazer outras coisas. Quando o canal termina, ele envia à CPU um sinal especial chamado <text:span text:style-name="T7">interrupção</text:span><text:span text:style-name="T9">, o que faz a CPU parar o que ela estava fazendo e dar atenção especial ao canal. [grifo do autor]</text:span></text:p>
      <text:p text:style-name="Standard">Uma interrupção é semelhante à chamada de uma sub-rotina: uma rotina é ativada e, no final do seu tratamento, o controle da execução é retornado ao programa principal. Mas como a interrupção pode ser gerada por hardware, ela pode ocorrer a qualquer momento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Os processadores geralmente admitem vários tipos de interrupções, cada uma delas identificada por um número. Quando uma interrupção ocorre, o processador consulta a <text:span text:style-name="T7">tabela de vetores de interrupção</text:span><text:span text:style-name="T9"> na memória principal para descobrir</text:span> qual o endereço da rotina de tratamento da interrupção equivalente ao periférico que a gerou (<text:bibliography-mark text:identifier="OLIVEIRA, 2001" text:bibliography-type="book" text:address="Porto Alegre" text:author="OLIVEIRA, Rômulo Silva de et al" text:edition="2" text:pages="247" text:publisher="Sagra Luzzatto" text:title="Sistemas Operacionais" text:year="2001">OLIVEIRA, 2001</text:bibliography-mark>).</text:p>
      <text:p text:style-name="Standard">Muitas vezes duas ou mais interrupções de hardware podem ocorrer simultaneamente. Para estes casos, existe um controle de prioridades por parte do processador ou de um <text:span text:style-name="T7">periférico controlador de interrupções</text:span><text:span text:style-name="T9"> (ou PIC, do inglês </text:span><text:span text:style-name="T10">Peripheral Interrupt Controller</text:span><text:span text:style-name="T12">). Ainda assim, existem interrupções que não podem ser ignoradas – são as </text:span><text:span text:style-name="T19">interrupções não-mascaráveis</text:span><text:span text:style-name="T12"> (ou NMI, do inglês </text:span><text:span text:style-name="T10">Non Maskable Interrupt</text:span><text:span text:style-name="T12">)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Standard">As interrupções podem ser de três tipos:</text:p>
      <text:list text:style-name="L6">
        <text:list-item>
          <text:p text:style-name="P36"><text:span text:style-name="T7">interrupções de hardware</text:span><text:span text:style-name="T9">, geradas por algum componente do computador;</text:span></text:p>
        </text:list-item>
        <text:list-item>
          <text:p text:style-name="P36"><text:span text:style-name="T7">interrupções de software</text:span><text:span text:style-name="T9"> (também chamadas de </text:span><text:span text:style-name="T10">traps</text:span><text:span text:style-name="T12">)</text:span><text:span text:style-name="T9">, geradas através de uma instrução do processador e geralmente usadas para chamadas de sistema;</text:span></text:p>
        </text:list-item>
        <text:list-item>
          <text:p text:style-name="P36"><text:span text:style-name="T7">exceções</text:span><text:span text:style-name="T9">, geradas pelo próprio processador em decorrência de um erro, como por exemplo uma divisão por zero ou a referência a um endereço de memória inexistente (</text:span><text:span text:style-name="T9"><text:bibliography-mark text:identifier="OLIVEIRA, 2001" text:bibliography-type="book" text:address="Porto Alegre" text:author="OLIVEIRA, Rômulo Silva de et al" text:edition="2" text:pages="247" text:publisher="Sagra Luzzatto" text:title="Sistemas Operacionais" text:year="2001">OLIVEIRA, 2001</text:bibliography-mark></text:span><text:span text:style-name="T9">).</text:span></text:p>
        </text:list-item>
      </text:list>
      <text:h text:style-name="Heading_20_2" text:outline-level="2">Memória Endereçável</text:h>
      <text:p text:style-name="Standard">Tanenbaum (1990, p. 30) define a memória como sendo “[...] a parte do computador onde programas e dados são armazenados. [...] Sem uma memória onde os processadores podem ler e escrever informações, não haveria nenhum computador digitar de programa armazenado.”</text:p>
      <text:p text:style-name="Standard">Embora exista uma noção popular de que a memória de um computador é uma área contígua que pode ser lida e escrita livremente (como a memória RAM), esta definição está longe de ser verdadeira. Há regiões especiais de memória que mapeiam memória física, memória compartilhada com outros dispositivos (memória de vídeo, por exemplo), registradores de outros dispositivos, ROM<text:note text:id="ftn25" text:note-class="footnote"><text:note-citation>25</text:note-citation><text:note-body><text:p text:style-name="Footnote">Memória somente para leitura. Do inglês <text:span text:style-name="T2">Read Only Memory</text:span><text:span text:style-name="T3">.</text:span></text:p></text:note-body></text:note>, espelhamento de memória, etc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h text:style-name="Heading_20_3" text:outline-level="3">Memória RAM e ROM</text:h>
      <text:p text:style-name="Standard">O tipo mais comum de memória endereçável é a <text:span text:style-name="T7">memória RAM</text:span><text:span text:style-name="T9">. Esta sigla inglesa traduz-se por </text:span><text:span text:style-name="T12">Memória de Acesso Aleatório (ou Randômico), ou seja, significa que qualquer região da memória pode ser acessada na mesma quantidade de tempo – ao contrário de uma fita de dados, por exemplo, onde o acesso é seqüencial (</text:span><text:span text:style-name="T12"><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text:span><text:span text:style-name="T12">).</text:span></text:p>
      <text:p text:style-name="P17">Do ponto de vista do nível convencional de máquina, a memória RAM é a mais simples de todas – é uma simples memória que permite livre leitura e escrita em qualquer posição. Seus bytes tem, via de regra, 8 bits (exceto em computadores muito antigos) e seu endereçamento costuma começar na posição 0x0.</text:p>
      <text:p text:style-name="P17">A <text:span text:style-name="T7">memória ROM</text:span> é um tipo de memória que permite somente a leitura. Do ponto de vista do nível convencional de máquina, a memória ROM funciona da mesma forma que a memória RAM, com uma diferença: a memória ROM não pode ser escrita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Exemplos de memória ROM são os cartuchos de videogame ou a BIOS<text:note text:id="ftn0" text:note-class="footnote"><text:note-citation>26</text:note-citation><text:note-body><text:p text:style-name="Footnote">Sistema Operacional Básico Integrado: é o primeiro software que roda em um computador quando este é inicializado, e dá a seqüência para a inicialização do sistema operacional. Em alguns computadores possui também funções de acesso unificado ao hardware. Do inglês <text:span text:style-name="T2">Basic Integrated Operating System.</text:span></text:p></text:note-body></text:note> nos computadores.</text:p>
      <text:p text:style-name="P17">Existem ainda as memórias do tipo PROM (memórias somente-leitura programáveis, do inglês <text:span text:style-name="T11">Programmable</text:span><text:span text:style-name="T2"> </text:span><text:span text:style-name="T11">Read</text:span><text:span text:style-name="T2">-</text:span><text:span text:style-name="T11">Only</text:span><text:span text:style-name="T2"> </text:span><text:span text:style-name="T11">Memory</text:span>), que são unidades de memória ROM que podem ser reescritas (<text:bibliography-mark text:identifier="MURDOCCA, 2000" text:bibliography-type="book" text:address="Rio de Janeiro" text:author="MURDOCCA, Miles J. e HEURING Vincent P" text:edition="1" text:pages="512" text:publisher="Campus" text:title="Introdução à Arquitetura de Computadores" text:year="2000">MURDOCCA, 2000</text:bibliography-mark>). Do ponto de vista da emulação, este tipo de memória cai em uma das duas categorias acima – geralmente a memória do tipo EPROM<text:note text:id="ftn26" text:note-class="footnote"><text:note-citation>27</text:note-citation><text:note-body><text:p text:style-name="Footnote">Memória Somente Leitura Programável Apagável: tipo de pastilha de memória que pode ser apagado através de raios ultra-violeta e reescrito. Do inglês (<text:span text:style-name="T2">Eraseble Programmable Read-Only Memory</text:span><text:span text:style-name="T3">).</text:span></text:p></text:note-body></text:note> (que é reescrita por uma máquina especial) é acessada como uma memória ROM, enquanto a memória do tipo <text:span text:style-name="T2">flash</text:span><text:span text:style-name="T2"><text:note text:id="ftn27" text:note-class="footnote"><text:note-citation>28</text:note-citation><text:note-body><text:p text:style-name="Footnote">Memória do tipo PROM de alta velocidade que pode ter bytes específicos reescritos.</text:p></text:note-body></text:note></text:span> é acessada de forma parecida com uma memória RAM.</text:p>
      <text:h text:style-name="Heading_20_3" text:outline-level="3"><text:span text:style-name="T3">Mapas de Memória</text:span></text:h>
      <text:p text:style-name="P13">Segundo mencionado anteriormente, a memória endereçável não é um seção contígua que pode ser acessada livremente. Parte desta memória é composta de regiões onde as leituras e escritas serão redirecionadas para um dispositivo, de forma a permitir a comunicação entre o programa e os dispositivos. O mapa contendo estas regiões é chamado <text:span text:style-name="T7">mapa de memória</text:span><text:span text:style-name="T9"> (ou lista de regiões).</text:span></text:p>
      <text:p text:style-name="P17">Por exemplo, o mapa de memória do videogame portátil <text:span text:style-name="T2">Game Boy</text:span><text:span text:style-name="T3">, fabricado pela Nintendo</text:span> (de 64 kB de memória endereçável, no total) é o da tabela <text:sequence-ref text:reference-format="value" text:ref-name="refTable2">3</text:sequence-ref>.</text:p>
      <table:table table:name="MapaMemoriaGameBoy" table:style-name="MapaMemoriaGameBoy">
        <table:table-column table:style-name="MapaMemoriaGameBoy.A"/>
        <table:table-column table:style-name="MapaMemoriaGameBoy.B"/>
        <table:table-column table:style-name="MapaMemoriaGameBoy.C"/>
        <table:table-column table:style-name="MapaMemoriaGameBoy.D"/>
        <table:table-header-rows>
          <table:table-row>
            <table:table-cell table:style-name="MapaMemoriaGameBoy.A1" office:value-type="string">
              <text:p text:style-name="P37">Posição</text:p>
            </table:table-cell>
            <table:table-cell table:style-name="MapaMemoriaGameBoy.A1" office:value-type="string">
              <text:p text:style-name="P37">Tamanho</text:p>
            </table:table-cell>
            <table:table-cell table:style-name="MapaMemoriaGameBoy.A1" office:value-type="string">
              <text:p text:style-name="P37">Nome Interno</text:p>
            </table:table-cell>
            <table:table-cell table:style-name="MapaMemoriaGameBoy.D1" office:value-type="string">
              <text:p text:style-name="P35">Descrição</text:p>
            </table:table-cell>
          </table:table-row>
        </table:table-header-rows>
        <table:table-row>
          <table:table-cell table:style-name="MapaMemoriaGameBoy.A2" office:value-type="string">
            <text:p text:style-name="P31">0000-3FFF</text:p>
          </table:table-cell>
          <table:table-cell table:style-name="MapaMemoriaGameBoy.A2" office:value-type="string">
            <text:p text:style-name="P31">16 kB</text:p>
          </table:table-cell>
          <table:table-cell table:style-name="MapaMemoriaGameBoy.A2" office:value-type="string">
            <text:p text:style-name="P31"/>
          </table:table-cell>
          <table:table-cell table:style-name="MapaMemoriaGameBoy.D2" office:value-type="string">
            <text:p text:style-name="Table_20_Contents">Memória ROM (banco 0)</text:p>
          </table:table-cell>
        </table:table-row>
        <table:table-row>
          <table:table-cell table:style-name="MapaMemoriaGameBoy.A2" office:value-type="string">
            <text:p text:style-name="P31">4000-7FFF</text:p>
          </table:table-cell>
          <table:table-cell table:style-name="MapaMemoriaGameBoy.A2" office:value-type="string">
            <text:p text:style-name="P31">16 kB</text:p>
          </table:table-cell>
          <table:table-cell table:style-name="MapaMemoriaGameBoy.A2" office:value-type="string">
            <text:p text:style-name="P31"/>
          </table:table-cell>
          <table:table-cell table:style-name="MapaMemoriaGameBoy.D2" office:value-type="string">
            <text:p text:style-name="Table_20_Contents">Memória ROM (banco 1)</text:p>
          </table:table-cell>
        </table:table-row>
        <table:table-row>
          <table:table-cell table:style-name="MapaMemoriaGameBoy.A2" office:value-type="string">
            <text:p text:style-name="P31">8000-9FFF</text:p>
          </table:table-cell>
          <table:table-cell table:style-name="MapaMemoriaGameBoy.A2" office:value-type="string">
            <text:p text:style-name="P31">8 kB</text:p>
          </table:table-cell>
          <table:table-cell table:style-name="MapaMemoriaGameBoy.A2" office:value-type="string">
            <text:p text:style-name="P31">VRAM</text:p>
          </table:table-cell>
          <table:table-cell table:style-name="MapaMemoriaGameBoy.D2" office:value-type="string">
            <text:p text:style-name="Table_20_Contents">Memória de vídeo</text:p>
          </table:table-cell>
        </table:table-row>
        <table:table-row>
          <table:table-cell table:style-name="MapaMemoriaGameBoy.A2" office:value-type="string">
            <text:p text:style-name="P31">A000-BFFF</text:p>
          </table:table-cell>
          <table:table-cell table:style-name="MapaMemoriaGameBoy.A2" office:value-type="string">
            <text:p text:style-name="P31">8 kB</text:p>
          </table:table-cell>
          <table:table-cell table:style-name="MapaMemoriaGameBoy.A2" office:value-type="string">
            <text:p text:style-name="P31"/>
          </table:table-cell>
          <table:table-cell table:style-name="MapaMemoriaGameBoy.D2" office:value-type="string">
            <text:p text:style-name="Table_20_Contents">Memória externa</text:p>
          </table:table-cell>
        </table:table-row>
        <table:table-row>
          <table:table-cell table:style-name="MapaMemoriaGameBoy.A2" office:value-type="string">
            <text:p text:style-name="P31">C000-CFFF</text:p>
          </table:table-cell>
          <table:table-cell table:style-name="MapaMemoriaGameBoy.A2" office:value-type="string">
            <text:p text:style-name="P31">4 kB</text:p>
          </table:table-cell>
          <table:table-cell table:style-name="MapaMemoriaGameBoy.A2" office:value-type="string">
            <text:p text:style-name="P31">WRAM</text:p>
          </table:table-cell>
          <table:table-cell table:style-name="MapaMemoriaGameBoy.D2" office:value-type="string">
            <text:p text:style-name="Table_20_Contents">Memória RAM (banco 0)</text:p>
          </table:table-cell>
        </table:table-row>
        <table:table-row>
          <table:table-cell table:style-name="MapaMemoriaGameBoy.A2" office:value-type="string">
            <text:p text:style-name="P31">D000-DFFF</text:p>
          </table:table-cell>
          <table:table-cell table:style-name="MapaMemoriaGameBoy.A2" office:value-type="string">
            <text:p text:style-name="P31">4 kB</text:p>
          </table:table-cell>
          <table:table-cell table:style-name="MapaMemoriaGameBoy.A2" office:value-type="string">
            <text:p text:style-name="P31">WRAM</text:p>
          </table:table-cell>
          <table:table-cell table:style-name="MapaMemoriaGameBoy.D2" office:value-type="string">
            <text:p text:style-name="Table_20_Contents">Memória RAM (banco 1)</text:p>
          </table:table-cell>
        </table:table-row>
        <table:table-row>
          <table:table-cell table:style-name="MapaMemoriaGameBoy.A2" office:value-type="string">
            <text:p text:style-name="P31">E000-FDFF</text:p>
          </table:table-cell>
          <table:table-cell table:style-name="MapaMemoriaGameBoy.A2" office:value-type="string">
            <text:p text:style-name="P31">7,5 kB</text:p>
          </table:table-cell>
          <table:table-cell table:style-name="MapaMemoriaGameBoy.A2" office:value-type="string">
            <text:p text:style-name="P31">ECHO</text:p>
          </table:table-cell>
          <table:table-cell table:style-name="MapaMemoriaGameBoy.D2" office:value-type="string">
            <text:p text:style-name="Table_20_Contents">Espelho da memória C000-DDFF</text:p>
          </table:table-cell>
        </table:table-row>
        <table:table-row>
          <table:table-cell table:style-name="MapaMemoriaGameBoy.A2" office:value-type="string">
            <text:p text:style-name="P31">FE00-FE9F</text:p>
          </table:table-cell>
          <table:table-cell table:style-name="MapaMemoriaGameBoy.A2" office:value-type="string">
            <text:p text:style-name="P31">160 bytes</text:p>
          </table:table-cell>
          <table:table-cell table:style-name="MapaMemoriaGameBoy.A2" office:value-type="string">
            <text:p text:style-name="P31">OAM</text:p>
          </table:table-cell>
          <table:table-cell table:style-name="MapaMemoriaGameBoy.D2" office:value-type="string">
            <text:p text:style-name="Table_20_Contents">Tabela de atributos de <text:span text:style-name="T2">sprites</text:span></text:p>
          </table:table-cell>
        </table:table-row>
        <table:table-row>
          <table:table-cell table:style-name="MapaMemoriaGameBoy.A2" office:value-type="string">
            <text:p text:style-name="P31">FEA0-FEFF</text:p>
          </table:table-cell>
          <table:table-cell table:style-name="MapaMemoriaGameBoy.A2" office:value-type="string">
            <text:p text:style-name="P31">96 bytes</text:p>
          </table:table-cell>
          <table:table-cell table:style-name="MapaMemoriaGameBoy.A2" office:value-type="string">
            <text:p text:style-name="P31"/>
          </table:table-cell>
          <table:table-cell table:style-name="MapaMemoriaGameBoy.D2" office:value-type="string">
            <text:p text:style-name="Table_20_Contents">Não utilizado</text:p>
          </table:table-cell>
        </table:table-row>
        <table:table-row>
          <table:table-cell table:style-name="MapaMemoriaGameBoy.A2" office:value-type="string">
            <text:p text:style-name="P31">FF00-FF7F</text:p>
          </table:table-cell>
          <table:table-cell table:style-name="MapaMemoriaGameBoy.A2" office:value-type="string">
            <text:p text:style-name="P31">128 bytes</text:p>
          </table:table-cell>
          <table:table-cell table:style-name="MapaMemoriaGameBoy.A2" office:value-type="string">
            <text:p text:style-name="P31"/>
          </table:table-cell>
          <table:table-cell table:style-name="MapaMemoriaGameBoy.D2" office:value-type="string">
            <text:p text:style-name="Table_20_Contents">Portas de E/S</text:p>
          </table:table-cell>
        </table:table-row>
        <table:table-row>
          <table:table-cell table:style-name="MapaMemoriaGameBoy.A2" office:value-type="string">
            <text:p text:style-name="P31">FF80-FFFE</text:p>
          </table:table-cell>
          <table:table-cell table:style-name="MapaMemoriaGameBoy.A2" office:value-type="string">
            <text:p text:style-name="P31">127 bytes</text:p>
          </table:table-cell>
          <table:table-cell table:style-name="MapaMemoriaGameBoy.A2" office:value-type="string">
            <text:p text:style-name="P31">HRAM</text:p>
          </table:table-cell>
          <table:table-cell table:style-name="MapaMemoriaGameBoy.D2" office:value-type="string">
            <text:p text:style-name="Table_20_Contents">Memória alta</text:p>
          </table:table-cell>
        </table:table-row>
        <table:table-row>
          <table:table-cell table:style-name="MapaMemoriaGameBoy.A2" office:value-type="string">
            <text:p text:style-name="P31">FFFF</text:p>
          </table:table-cell>
          <table:table-cell table:style-name="MapaMemoriaGameBoy.A2" office:value-type="string">
            <text:p text:style-name="P31">1 byte</text:p>
          </table:table-cell>
          <table:table-cell table:style-name="MapaMemoriaGameBoy.A2" office:value-type="string">
            <text:p text:style-name="P31"/>
          </table:table-cell>
          <table:table-cell table:style-name="MapaMemoriaGameBoy.D2" office:value-type="string">
            <text:p text:style-name="Table_20_Contents">Registrador de Permissão de Interrupções</text:p>
          </table:table-cell>
        </table:table-row>
      </table:table>
      <text:p text:style-name="Table">Tabela <text:sequence text:ref-name="refTable2" text:name="Table" text:formula="ooow:Table+1" style:num-format="1">3</text:sequence>: Mapa de memória do Game Boy (Fonte: <text:bibliography-mark text:identifier="KORTH, 2001" text:bibliography-type="www" text:author="KORTH, Martin" text:title="Pan Docs (Gameboy Specifications)" text:year="2001" text:url="http://nocash.emubase.de/pandocs.htm" text:custom1="20 set. 2006">KORTH, 2001</text:bibliography-mark>, p. 1)</text:p>
      <text:p text:style-name="P17">No caso do Game Boy, o programa tem acesso a 64 kB de dados, mas apenas a 8 kB de memória RAM. As duas primeiras áreas de memória (que vão da posição 0x0 à posição 0x7FFF) são a memória ROM – ou seja, quando um cartucho de jogo é inserido no videogame, os dados contidos no cartucho são mapeados para estas posições de memória. Assim, quando o programa estiver acessando uma destas posições, ele estará acessando diretamente os dados do cartucho. Se um cartucho extra de memória RAM for inserido no videogame, ele será mapeado para as posições de 0xA000 a 0xBFFF, e poderá ser usado livremente (<text:bibliography-mark text:identifier="KORTH, 2001" text:bibliography-type="www" text:author="KORTH, Martin" text:title="Pan Docs (Gameboy Specifications)" text:year="2001" text:url="http://nocash.emubase.de/pandocs.htm" text:custom1="20 set. 2006">KORTH, 2001</text:bibliography-mark>).</text:p>
      <text:p text:style-name="P17">As posições de 0x8000 a 0x9FFF equivalem à memória de vídeo. Qualquer dado que for escrito em uma destas posições resultará em uma mudança na tela do usuário. Assim, esta região de memória é útil para exibir informações para o usuário, mas não serve para o armazenamento de dados diversos – estes dados devem ser armazenados na região propícia para isto: a memória RAM.</text:p>
      <text:h text:style-name="Heading_20_3" text:outline-level="3">Espelhamento de Memória</text:h>
      <text:p text:style-name="Standard">Em alguns casos, partes da memória são espelhadas em outras posições. Isso significa que o acesso a uma posição de memória equivale exatamente ao acesso da posição que a espelha. Por exemplo, em uma máquina hipotética em que a memória de posição 0x0 a 0xFF fosse espelhada nas posição de 0x100 a 0x1FF, um dado escrito na posição 0x10 poderia ser subseqüentemente lido na posição 0x110.</text:p>
      <text:p text:style-name="Standard">Na realidade, embora exista uma diferença lógica no endereçamento, não há uma diferença física: ambos os endereços apontam para a mesma posição física. Isto é usado especialmente em computadores muito antigos, onde o programa é escrito em linguagem <text:span text:style-name="T2">assembly</text:span><text:span text:style-name="T3"> levando em conta o consumo mínimo de ciclos de </text:span><text:span text:style-name="T2">clock</text:span><text:span text:style-name="T3"> de um processador. Geralmente, o processador gasta menos ciclos acessando uma memória próxima do que uma memória distante</text:span><text:span text:style-name="T3"><text:note text:id="ftn28" text:note-class="footnote"><text:note-citation>29</text:note-citation><text:note-body><text:p text:style-name="Footnote">Isto não acontece devido ao fato da memória ter diferentes taxas de acesso para diferentes posições, mas sim porque o processador muitas vezes precisa realizar operações como troca de página para acessar determinadas partes da memória.</text:p></text:note-body></text:note></text:span><text:span text:style-name="T3"> e, portanto, os espelhos de memória são úteis para deixar áreas de memória mais próximas.</text:span></text:p>
      <text:p text:style-name="P13">Em computadores atuais, algumas vezes o espelhamento é feito de forma física. Segundo a Microsoft (2006, p. 1), “memória redundante provê ao sistema um banco de memória de resgate quando um banco de memória falha. O espelhamento de memória divide os bancos de memória em um conjunto espelhado.” <text:span text:style-name="T6"><text:bibliography-mark text:identifier="MICROSOFT, 2006" text:bibliography-type="www" text:author="MICROSOFT Corporation" text:title="Memory parity errors: Causes and suggestions" text:year="2006" text:url="http://support.microsoft.com/?kbid=101272" text:custom1="20 set. 2006">MICROSOFT, 2006</text:bibliography-mark></text:span></text:p>
      <text:p text:style-name="Standard">Um<text:span text:style-name="T20"> exemplo de memória espelhada pode ser visto na tabela </text:span><text:span text:style-name="T20"><text:sequence-ref text:reference-format="value" text:ref-name="refTable2">3</text:sequence-ref></text:span><text:span text:style-name="T20">, onde as posições 0xE000 a 0xFDFF da memória do </text:span><text:span text:style-name="T21">Game Boy</text:span><text:span text:style-name="T20"> espelham as posições 0xC000 a 0xDDFF.</text:span></text:p>
      <text:h text:style-name="Heading_20_3" text:outline-level="3">Bancos de Memória</text:h>
      <text:p text:style-name="Standard">Em computadores mais antigos, o espaçamento muitas vezes era pequeno demais para acessar toda a memória física de uma vez só. Assim, foram desenvolvidos dispositivos especiais (colocados dentro do microprocessador) que permitissem selecionar qual bloco de memória seria acessado em um determinado momento. Estes blocos de memória física são chamados de <text:span text:style-name="T7">bancos</text:span><text:span text:style-name="T9">, e a técnica de troca de bancos é chamada de </text:span><text:span text:style-name="T10">bankswitching</text:span><text:span text:style-name="T12"> (em inglês, literalmente, troca de bancos) (</text:span><text:span text:style-name="T12"><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12">).</text:span></text:p>
      <text:p text:style-name="P17">Um exemplo disto é o Atari 2600, videogame fabricado pela Atari entre 1977 e 1991. O Atari tem um espaço de apenas 4 kB para endereçamento de ROM, enquanto os jogos produzidos iam de 2 kB a 32 kB. Os jogos de mais de 4 kB usavam bancos de memória, que eram trocados à medida que era necessário. Assim, os jogos de 8 kB usavam 2 bancos, os de 16 kB usavam 3 bancos, e assim por diante (embora houvessem exceções, como jogos usando bancos de 2 kB) (<text:bibliography-mark text:identifier="KORTH, 2006" text:bibliography-type="www" text:author="KORTH, Martin" text:title="Atari 2600 Specifications" text:year="2006" text:url="http://nocash.emubase.de/2k6specs.htm" text:custom1="20 set. 2006">KORTH, 2006</text:bibliography-mark>).</text:p>
      <text:h text:style-name="Heading_20_2" text:outline-level="2">Sistema de Vídeo</text:h>
      <text:p text:style-name="Standard">A visão é o método pelo qual os humanos absorvem a maior quantidade de informação, mais rapidamente. Por esta razão, o vídeo é o método mais importante de saída de informações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p text:style-name="Standard">O sistema de vídeo é composto por duas partes: a <text:span text:style-name="T7">unidade de processamento gráfico </text:span><text:span text:style-name="T12">(GPU, do inglês </text:span><text:span text:style-name="T10">Graphic Processing Unit</text:span><text:span text:style-name="T12">), geralmente composto por uma placa ou um </text:span><text:span text:style-name="T10">chip</text:span><text:span text:style-name="T12">,</text:span><text:span text:style-name="T12"> e a </text:span><text:span text:style-name="T19">saída de vídeo</text:span><text:span text:style-name="T12">, que geralmente é um monitor, um </text:span><text:span text:style-name="T10">display</text:span><text:span text:style-name="T10"><text:note text:id="ftn29" text:note-class="footnote"><text:note-citation>30</text:note-citation><text:note-body><text:p text:style-name="Footnote">Os <text:span text:style-name="T2">displays</text:span><text:span text:style-name="T3"> são pequenos monitores de cristal líquido usados em dispositivos portáteis.</text:span></text:p></text:note-body></text:note></text:span><text:span text:style-name="T12"> ou uma televisão.</text:span></text:p>
      <text:h text:style-name="Heading_20_3" text:outline-level="3">Saída de Vídeo</text:h>
      <text:p text:style-name="Standard">A saída de vídeo geralmente será composta por uma televisão (no caso de computadores pessoais antigos ou videogames), um monitor (no caso de computadores pessoais atuais ou estações de trabalho) ou um <text:span text:style-name="T2">display</text:span><text:span text:style-name="T3"> de cristal líquido (no caso de dispositivos portáteis ou telefones celulares).</text:span></text:p>
      <text:p text:style-name="P13">Estes tipos de saída de vídeo usam principalmente três técnicas de exibição de imagens. A primeira técnica a ser utilizada, e a que hoje ainda é a mais usada (embora em declínio) é o <text:span text:style-name="T7">tudo de raios catódicos</text:span><text:span text:style-name="T9"> (CRT, do inglês </text:span><text:span text:style-name="T10">Cathode Ray Tube</text:span><text:span text:style-name="T9">). Os monitores do tipo CRT são baseados em um feixe de elétrons que desenha, linha por linha, a imagem em uma tela de fósforo. Quando o fósforo é atingido pelo feixe de elétrons, ele brilha a uma determinada intensidade, mostrando a imagem na tela. Como o fósforo mantém a cor apenas por um curto espaço de tempo, a imagem precisa ser redesenhada várias vezes por segundo (</text:span><text:span text:style-name="T9"><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span><text:span text:style-name="T9">).</text:span></text:p>
      <text:p text:style-name="P17">O caminho do feixe de elétrons é muito importante para a emulação e, por isso, será discutido em seção separada.</text:p>
      <text:p text:style-name="P17">Os outros tipos de monitor são os de <text:span text:style-name="T7">cristal líquido </text:span>e o de <text:span text:style-name="T7">plasma</text:span>. O monitor de cristal líquido utiliza moléculas de cristal líquido para exibição de imagens, enquanto o monitor de plasma utiliza uma mistura química de fósforo, xenon e neon. No entanto, ambos os tipos de monitor emulam o funcionamento de um monitor CRT quando conectados a um computador e, por isso, este será o tipo de monitor que este trabalho enfocará (<text:bibliography-mark text:identifier="DEL BARRIO, 2001" text:bibliography-type="mastersthesis" text:address="Barcelona" text:author="DEL BARRIO, Victor Moya" text:howpublished="(Tese de graduação)" text:institution="Facultat d'Informàtica de Barcelona" text:note="Disponível em &lt;http://personals.ac.upc.edu/vmoya/docs/emuprog.pdf&gt;. Acesso em 15 ago. 2006." text:pages="152" text:title="Study of the Techniques for Emulation Programming" text:year="2001">DEL BARRIO, 2001</text:bibliography-mark>).</text:p>
      <text:h text:style-name="P38" text:outline-level="4"><text:span text:style-name="T3">O Caminho do Feixe de Elétrons</text:span></text:h>
      <text:p text:style-name="P39">Os primeiros computadores utilizavam um sistema vetorial, onde o feixe de elétrons era movimentado livremente. Por exemplo, se o programa quisesse desenhar um triângulo na tela, o feixe era movimentado fazendo três linhas, equivalentes aos três lados do triângulo.</text:p>
      <text:p text:style-name="P39">Este método logo caiu em desuso devido a duas limitações. A primeira era que apenas os formatos das imagens podiam ser desenhados, mas elas não podiam ser preenchidas. Outro problema era que as imagens tinham que ser redesenhadas continuamente e, se houvessem muitas imagens na tela, havia uma grande sensação de <text:span text:style-name="T11">flicker</text:span><text:span text:style-name="T11"><text:note text:id="ftn30" text:note-class="footnote"><text:note-citation>31</text:note-citation><text:note-body><text:p text:style-name="Footnote">Sensação de que a imagem está “piscando” muito rapidamente na tela. Isto ocorre devido ao redesenho muito lento da imagem, e pode causar desconforto e dores de cabeça ao utilizador.</text:p></text:note-body></text:note></text:span><text:span text:style-name="T22"> (</text:span><text:span text:style-name="T22"><text:bibliography-mark text:identifier="CATHODE, 2006" text:bibliography-type="www" text:author="CATHODE Ray Tube" text:title="Wikipedia: The Free Encyclopedia" text:year="2006" text:url="http://en.wikipedia.org/w/index.php?title=Cathode_ray_tube&amp;oldid=75878917" text:custom1="20 set. 2006">CATHODE, 2006</text:bibliography-mark></text:span><text:span text:style-name="T22">).</text:span></text:p>
      <text:p text:style-name="P40"><text:span text:style-name="T3">Por estas razões, os monitores vetoriais foram substituídos pelos monitores do tipo </text:span><text:span text:style-name="T2">raster </text:span>(do inglês “grade”)<text:span text:style-name="T3">. Em um monitor do tipo </text:span><text:span text:style-name="T2">raster</text:span><text:span text:style-name="T3">, o feixe de elétrons desenha toda a tela, de cima para baixo e da esquerda para a direita, várias vezes por segundo. Desta forma, a tela tem um número determinado de “pontos”, que são a menor imagem possível de ser mostrada em uma só cor. Estes pontos são chamados </text:span><text:span text:style-name="T2">pixels</text:span><text:span text:style-name="T3">.</text:span></text:p>
      <text:list text:style-name="L2" text:continue-numbering="true">
        <text:list-item>
          <text:h text:style-name="P24" text:outline-level="1"><text:reference-mark-start text:name="Construção de Emuladores"/>Técnicas tradicionais na Construção de Emuladores<text:reference-mark-end text:name="Construção de Emuladores"/></text:h>
          <text:list>
            <text:list-item>
              <text:h text:style-name="P12" text:outline-level="2"><text:reference-mark-start text:name="Processador"/>Microprocessador<text:reference-mark-end text:name="Processador"/></text:h>
            </text:list-item>
          </text:list>
        </text:list-item>
      </text:list>
      <text:p text:style-name="Standard"/>
      <text:list text:style-name="L2" text:continue-numbering="true">
        <text:list-item>
          <text:list text:continue-numbering="true">
            <text:list-item>
              <text:h text:style-name="P12" text:outline-level="2">Memória</text:h>
            </text:list-item>
          </text:list>
        </text:list-item>
      </text:list>
      <text:p text:style-name="Standard"/>
      <text:list text:style-name="L2" text:continue-numbering="true">
        <text:list-item>
          <text:list text:continue-numbering="true">
            <text:list-item>
              <text:h text:style-name="P12" text:outline-level="2"><text:reference-mark-start text:name="3.4"/>Gráficos<text:reference-mark-end text:name="3.4"/></text:h>
            </text:list-item>
          </text:list>
        </text:list-item>
      </text:list>
      <text:p text:style-name="Standard"/>
      <text:list text:style-name="L2" text:continue-numbering="true">
        <text:list-header>
          <text:h text:style-name="P24" text:outline-level="1" text:is-list-header="true">Conclusão</text:h>
        </text:list-header>
      </text:list>
      <text:p text:style-name="Standard"/>
      <text:p text:style-name="Standard"/>
      <text:p text:style-name="P6"><text:toc-mark text:string-value="Referências Bibliográficas" text:outline-level="1"/></text:p>
      <text:bibliography text:style-name="Sect1" text:protected="true" text:name="Bibliography1">
        <text:bibliography-source>
          <text:index-title-template text:style-name="Bibliography_20_Heading">Referências Bibliográficas</text:index-title-template>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style-name="Main_20_index_20_entry" text:bibliography-data-field="booktitle"/>
            <text:index-entry-span>, </text:index-entry-span>
            <text:index-entry-bibliography text:bibliography-data-field="address"/>
            <text:index-entry-span>, v. </text:index-entry-span>
            <text:index-entry-bibliography text:bibliography-data-field="volume"/>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edition"/>
            <text:index-entry-span>ª ed.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pages"/>
            <text:index-entry-span> p.</text:index-entry-span>
          </text:bibliography-entry-template>
          <text:bibliography-entry-template text:bibliography-type="bookle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onference"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1"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2"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3"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4"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custom5"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address"/>
            <text:index-entry-span>: </text:index-entry-span>
            <text:index-entry-bibliography text:bibliography-data-field="year"/>
            <text:index-entry-span>. </text:index-entry-span>
            <text:index-entry-bibliography text:bibliography-data-field="pages"/>
            <text:index-entry-span> p. </text:index-entry-span>
            <text:index-entry-bibliography text:bibliography-data-field="howpublished"/>
            <text:index-entry-span> </text:index-entry-span>
            <text:index-entry-bibliography text:bibliography-data-field="institution"/>
            <text:index-entry-span>. </text:index-entry-span>
            <text:index-entry-bibliography text:bibliography-data-field="note"/>
          </text:bibliography-entry-template>
          <text:bibliography-entry-template text:bibliography-type="inbook"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collection"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in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journ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nual"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astersthesi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year"/>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hdthesis" text:style-name="Bibliography_20_1">
            <text:index-entry-bibliography text:bibliography-data-field="title"/>
            <text:index-entry-span>. </text:index-entry-span>
            <text:index-entry-bibliography text:bibliography-data-field="year"/>
            <text:index-entry-span>. </text:index-entry-span>
            <text:index-entry-bibliography text:bibliography-data-field="annote"/>
            <text:index-entry-span>. Disponível em &lt;</text:index-entry-span>
            <text:index-entry-bibliography text:bibliography-data-field="url"/>
            <text:index-entry-span>&gt;. Acesso em </text:index-entry-span>
            <text:index-entry-bibliography text:bibliography-data-field="custom1"/>
            <text:index-entry-span>.</text:index-entry-span>
          </text:bibliography-entry-template>
          <text:bibliography-entry-template text:bibliography-type="proceedings"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techreport"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unpublished" text:style-name="Bibliography_20_1">
            <text:index-entry-bibliography text:bibliography-data-field="author"/>
            <text:index-entry-bibliography text:bibliography-data-field="title"/>
            <text:index-entry-bibliography text:bibliography-data-field="year"/>
          </text:bibliography-entry-template>
          <text:bibliography-entry-template text:bibliography-type="www" text:style-name="Bibliography_20_1">
            <text:index-entry-bibliography text:bibliography-data-field="author"/>
            <text:index-entry-span> </text:index-entry-span>
            <text:index-entry-bibliography text:style-name="Main_20_index_20_entry" text:bibliography-data-field="title"/>
            <text:index-entry-span> </text:index-entry-span>
            <text:index-entry-bibliography text:bibliography-data-field="custom1"/>
          </text:bibliography-entry-template>
        </text:bibliography-source>
        <text:index-body>
          <text:index-title text:style-name="Sect2" text:name="Bibliography1_Head">
            <text:p text:style-name="Bibliography_20_Heading">Referências Bibliográficas</text:p>
          </text:index-title>
          <text:p text:style-name="P41">ALONI, Dan. Cooperative Linux. <text:span text:style-name="Main_20_index_20_entry">Proceedings of the Linux Symposium</text:span>, Ottawa, v. 1. 2004.</text:p>
          <text:p text:style-name="P41">BORIS, Daniel. <text:span text:style-name="Main_20_index_20_entry">How Do I Write An Emulator?</text:span>. 1999.. Disponível em &lt;http://personals.ac.upc.edu/vmoya/docs/HowToDanBoris.txt&gt;. Acesso em 28 ago. 2006.</text:p>
          <text:p text:style-name="P41">BRITISH Computer Society. <text:span text:style-name="Main_20_index_20_entry">A Glossary of Computing Terms</text:span>. 10ª ed. Boston: Addison Wesley, 2002. 390 p.</text:p>
          <text:p text:style-name="P41">CATHODE Ray Tube. <text:span text:style-name="Main_20_index_20_entry">Wikipedia: The Free Encyclopedia</text:span>. 2006. Disponível em &lt;http://en.wikipedia.org/w/index.php?title=Cathode_ray_tube&amp;oldid=75878917&gt;. Acesso em 20 set. 2006.</text:p>
          <text:p text:style-name="P41">CLOCK Signal. <text:span text:style-name="Main_20_index_20_entry">Wikipedia, the Free Encyclopedia</text:span>. 2006. Disponível em &lt;http://en.wikipedia.org/w/index.php?title=Clock_signal&amp;oldid=72530327&gt;. Acesso em 28 ago. 2006.</text:p>
          <text:p text:style-name="P41">DEL BARRIO, Victor Moya. <text:span text:style-name="Main_20_index_20_entry">Study of the Techniques for Emulation Programming</text:span>. Barcelona: 2001. 152 p. (Tese de graduação) Facultat d'Informàtica de Barcelona. Disponível em &lt;http://personals.ac.upc.edu/vmoya/docs/emuprog.pdf&gt;. Acesso em 15 ago. 2006.</text:p>
          <text:p text:style-name="P41">FAYZULLIN, Marat. <text:span text:style-name="Main_20_index_20_entry">fMSX: Portable MSX Emulator</text:span>. . Disponível em &lt;http://fms.komkon.org/fMSX/&gt;. Acesso em 27 ago. 2006.</text:p>
          <text:p text:style-name="P41">GILHEANY, Steve. <text:span text:style-name="Main_20_index_20_entry">Evolution of Intel Microprocessors 1971 to 2007</text:span>. 2006. Disponível em &lt;http://www.cs.rpi.edu/~chrisc/COURSES/CSCI-4250/SPRING-2004/slides/cpu.pdf&gt;. Acesso em 11 set. 2006.</text:p>
          <text:p text:style-name="P41">INTEL Corporation. <text:span text:style-name="Main_20_index_20_entry">IA-32 Intel Architecture Software Developer's Manual:</text:span> Volume 2A: Instruction Set Reference, A-M. 2006. Disponível em &lt;ftp://download.intel.com/ design/Pentium4/manuals/25366620.pdf&gt;. Acesso em 11 set. 2006.</text:p>
          <text:p text:style-name="P41">JACOBS, Andrew John. <text:span text:style-name="Main_20_index_20_entry">6502 Instructions</text:span>. 2002. Disponível em &lt;http://www.obelisk.demon.co.uk/6502/&gt;. Acesso em 12 set. 2006.</text:p>
          <text:p text:style-name="P41">KELLER, Robert M. <text:span text:style-name="Main_20_index_20_entry">Computer Science:</text:span> Abstraction to Implementation. Harvey Mudd College: 1997. Disponível em &lt;http://www.cs.hmc.edu/claremont/keller/webBook/ ch01/sec01.html&gt;. Acesso em 09 set. 2006.</text:p>
          <text:p text:style-name="P41">KORTH, Martin. <text:span text:style-name="Main_20_index_20_entry">Atari 2600 Specifications</text:span>. 2006. Disponível em &lt;http://nocash.emubase.de/2k6specs.htm&gt;. Acesso em 20 set. 2006.</text:p>
          <text:p text:style-name="P41">KORTH, Martin. <text:span text:style-name="Main_20_index_20_entry">Pan Docs (Gameboy Specifications)</text:span>. 2001. Disponível em &lt;http://nocash.emubase.de/pandocs.htm&gt;. Acesso em 20 set. 2006.</text:p>
          <text:p text:style-name="P41">LAUREANO, Marcos. <text:span text:style-name="Main_20_index_20_entry">Máquinas Virtuais e Emuladores</text:span>. 1ª ed. São Paulo: Novatec, 2006. 184 p.</text:p>
          <text:p text:style-name="P41">LINDHOLM, Tim; YELLIN, Frank. <text:span text:style-name="Main_20_index_20_entry">The Java Virtual Machine</text:span>. 2ª ed. Boston: Addison Wesley, 1999. 473 p.</text:p>
          <text:p text:style-name="P41">MICROSOFT Corporation. <text:span text:style-name="Main_20_index_20_entry">Memory parity errors: Causes and suggestions</text:span>. 2006. Disponível em &lt;http://support.microsoft.com/?kbid=101272&gt;. Acesso em 20 set. 2006.</text:p>
          <text:p text:style-name="P41">MONTEIRO, Mário A. <text:span text:style-name="Main_20_index_20_entry">Introdução à Organização de Computadores</text:span>. 3ª ed. Rio de Janeiro: LTC, 1996. 397 p.</text:p>
          <text:p text:style-name="P41">MURDOCCA, Miles J. e HEURING Vincent P. <text:span text:style-name="Main_20_index_20_entry">Introdução à Arquitetura de Computadores</text:span>. 1ª ed. Rio de Janeiro: Campus, 2000. 512 p.</text:p>
          <text:p text:style-name="P41">OLIVEIRA, Rômulo Silva de et al. <text:span text:style-name="Main_20_index_20_entry">Sistemas Operacionais</text:span>. 2ª ed. Porto Alegre: Sagra Luzzatto, 2001. 247 p.</text:p>
          <text:p text:style-name="P41">PATTERSON, David A. e HENNESSY, John L. <text:span text:style-name="Main_20_index_20_entry">Organização e Projeto de Computadores</text:span>. 3ª ed. São Paulo: Elsevier, 2005. 484 p.</text:p>
          <text:p text:style-name="P41">TANENBAUM, Andrew S.. <text:span text:style-name="Main_20_index_20_entry">Organização Estruturada de Computadores</text:span>. 3ª ed. Rio de Janeiro: Prentice/Hall do Brasil, 1990. 460 p.</text:p>
          <text:p text:style-name="P41">VMWARE Inc. <text:span text:style-name="Main_20_index_20_entry">Virtualization Overview: VMWare Whitepaper</text:span>. . Disponível em &lt;http://www.vmware.com/pdf/virtualization.pdf&gt;. Acesso em 15 ago. 2006.</text:p>
          <text:p text:style-name="P41">WEBER, Raul Fernando. <text:span text:style-name="Main_20_index_20_entry">Fundamentos de Arquitetura de Computadores</text:span>. 1ª ed. Porto Alegre: Sagra Luzzatto, 2000. 262 p.</text:p>
          <text:p text:style-name="P41">ULTRAHLE: Technical Information. 2006. Descreve informações técnicas do emulador UltraHLE. Disponível em &lt;http://www.emuunlim.com/UltraHLE/old/techinfo.htm&gt;. Acesso em 27. ago 2006.</text:p>
        </text:index-body>
      </text:bibliography>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Linotype" svg:font-family="'Palatino Linotype'"/>
    <style:font-face style:name="StarSymbol1" svg:font-family="StarSymbol"/>
    <style:font-face style:name="Tahoma2" svg:font-family="Tahoma"/>
    <style:font-face style:name="Courier New" svg:font-family="'Courier New'" style:font-family-generic="modern" style:font-pitch="fixed"/>
    <style:font-face style:name="Courier New1" svg:font-family="'Courier New'" style:font-adornments="Normal" style:font-family-generic="modern" style:font-pitch="fixed"/>
    <style:font-face style:name="Lucida Sans Unicode" svg:font-family="'Lucida Sans Unicode'" style:font-pitch="variable"/>
    <style:font-face style:name="Tahoma" svg:font-family="Tahoma" style:font-pitch="variable"/>
    <style:font-face style:name="Times New Roman1" svg:font-family="'Times New Roman'" style:font-adornments="Bold" style:font-pitch="variable"/>
    <style:font-face style:name="Times New Roman" svg:font-family="'Times New Roman'" style:font-adornments="Regular" style:font-pitch="variable"/>
    <style:font-face style:name="Times New Roman3" svg:font-family="'Times New Roman'" style:font-adornments="Negrito" style:font-family-generic="roman" style:font-pitch="variable"/>
    <style:font-face style:name="Times New Roman4" svg:font-family="'Times New Roman'" style:font-adornments="Normal" style:font-family-generic="roman" style:font-pitch="variable"/>
    <style:font-face style:name="Times New Roman2" svg:font-family="'Times New Roman'" style:font-adornments="Regular"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fo:line-height="150%" fo:text-align="justify" style:justify-single-word="false" fo:hyphenation-ladder-count="no-limit" fo:text-indent="1.499cm" style:auto-text-indent="false" fo:background-color="transparent" style:shadow="none">
        <style:tab-stops/>
        <style:background-image/>
      </style:paragraph-properties>
      <style:text-properties style:font-name="Times New Roman"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Bitstream Vera Sans1" style:font-size-asian="14pt" style:font-name-complex="Tahoma1" style:font-size-complex="14pt"/>
    </style:style>
    <style:style style:name="Heading_20_1" style:display-name="Heading 1" style:family="paragraph" style:parent-style-name="Title" style:next-style-name="Standard" style:class="text" style:default-outline-level="1">
      <style:paragraph-properties fo:margin-left="0cm" fo:margin-right="0cm" fo:margin-top="5.001cm" fo:margin-bottom="1cm" fo:line-height="100%" fo:text-align="center" style:justify-single-word="false" fo:hyphenation-ladder-count="no-limit" fo:text-indent="0cm" style:auto-text-indent="false" fo:break-before="page" fo:background-color="transparent">
        <style:drop-cap/>
        <style:background-image/>
      </style:paragraph-properties>
      <style:text-properties fo:text-transform="uppercase" style:font-name="Times New Roman1" fo:font-size="110%" fo:font-weight="bold" style:font-size-asian="115%" style:font-weight-asian="bold" style:font-size-complex="115%" style:font-weight-complex="bold" fo:hyphenate="false" fo:hyphenation-remain-char-count="2" fo:hyphenation-push-char-count="2"/>
    </style:style>
    <style:style style:name="Heading_20_2" style:display-name="Heading 2" style:family="paragraph" style:parent-style-name="Title" style:next-style-name="Standard" style:class="text" style:default-outline-level="2">
      <style:paragraph-properties text:number-lines="true" text:line-number="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Standard"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master-page-name="" style:default-outline-level="4">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Palatino Linotype" style:font-name-complex="Tahoma2"/>
    </style:style>
    <style:style style:name="Table_20_Contents" style:display-name="Table Contents" style:family="paragraph" style:parent-style-name="Standard" style:class="extra">
      <style:paragraph-properties fo:margin-left="0cm" fo:margin-right="0cm" fo:margin-top="0cm" fo:margin-bottom="0cm" fo:line-height="100%"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margin-top="0cm" fo:margin-bottom="0cm" fo:line-height="100%"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left="0cm" fo:margin-right="0cm" fo:margin-top="0.212cm" fo:margin-bottom="0.212cm" fo:text-align="center" style:justify-single-word="false" fo:text-indent="0cm" style:auto-text-indent="false" text:number-lines="false" text:line-number="0"/>
      <style:text-properties style:font-name="Times New Roman2" fo:font-size="10pt" fo:font-style="normal" style:font-size-asian="12pt" style:font-style-asian="italic" style:font-name-complex="Tahoma2"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line-height="100%"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Palatino Linotype" style:font-name-complex="Tahoma2"/>
    </style:style>
    <style:style style:name="Contents_20_Heading" style:display-name="Contents Heading" style:family="paragraph" style:parent-style-name="Title" style:class="index">
      <style:paragraph-properties fo:margin-left="0cm" fo:margin-right="0cm" fo:margin-top="5.001cm" fo:margin-bottom="0.21cm" fo:text-align="center" style:justify-single-word="false" fo:text-indent="0cm" style:auto-text-indent="false" text:number-lines="false" text:line-number="0"/>
      <style:text-properties style:font-name="Times New Roman1"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fo:line-height="100%" fo:text-indent="0cm" style:auto-text-indent="false">
        <style:tab-stops>
          <style:tab-stop style:position="16cm" style:type="right" style:leader-style="dotted" style:leader-text="."/>
        </style:tab-stops>
      </style:paragraph-properties>
      <style:text-properties style:font-name="Times New Roman3" fo:font-weight="bold"/>
    </style:style>
    <style:style style:name="Contents_20_2" style:display-name="Contents 2" style:family="paragraph" style:parent-style-name="Index" style:class="index">
      <style:paragraph-properties fo:margin-left="0.499cm" fo:margin-right="0cm" fo:margin-top="0cm" fo:margin-bottom="0cm" fo:line-height="100%" fo:text-indent="0cm" style:auto-text-indent="false">
        <style:tab-stops>
          <style:tab-stop style:position="15.501cm" style:type="right" style:leader-style="dotted" style:leader-text="."/>
        </style:tab-stops>
      </style:paragraph-properties>
      <style:text-properties style:font-name="Times New Roman4"/>
    </style:style>
    <style:style style:name="Contents_20_3" style:display-name="Contents 3" style:family="paragraph" style:parent-style-name="Index" style:class="index">
      <style:paragraph-properties fo:margin-left="0.998cm" fo:margin-right="0cm" fo:margin-top="0cm" fo:margin-bottom="0cm" fo:line-height="100%" fo:text-indent="0cm" style:auto-text-indent="false" style:shadow="none">
        <style:tab-stops>
          <style:tab-stop style:position="15.002cm" style:type="right" style:leader-style="dotted" style:leader-text="."/>
        </style:tab-stops>
      </style:paragraph-properties>
      <style:text-properties style:font-name="Times New Roman4"/>
    </style:style>
    <style:style style:name="Contents_20_4" style:display-name="Contents 4" style:family="paragraph" style:parent-style-name="Index" style:class="index" style:master-page-name="">
      <style:paragraph-properties fo:margin-left="1.499cm" fo:margin-right="0cm" fo:margin-top="0cm" fo:margin-bottom="0cm" fo:line-height="100%" fo:text-indent="0cm" style:auto-text-indent="false">
        <style:tab-stops>
          <style:tab-stop style:position="14.503cm" style:type="right" style:leader-style="dotted" style:leader-text="."/>
        </style:tab-stops>
      </style:paragraph-properties>
      <style:text-properties style:font-name="Times New Roman2"/>
    </style:style>
    <style:style style:name="Bibliography_20_Heading" style:display-name="Bibliography Heading" style:family="paragraph" style:parent-style-name="Title" style:class="index">
      <style:paragraph-properties fo:margin-left="0cm" fo:margin-right="0cm" fo:margin-top="5.001cm" fo:margin-bottom="1cm" fo:text-align="center" style:justify-single-word="false" fo:text-indent="0cm" style:auto-text-indent="false" text:number-lines="false" text:line-number="0"/>
      <style:text-properties fo:text-transform="uppercase" fo:font-size="15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99cm" fo:line-height="0.6cm" fo:text-align="justify" style:justify-single-word="false" fo:hyphenation-ladder-count="no-limit" fo:text-indent="0cm" style:auto-text-indent="false" style:shadow="none">
        <style:tab-stops>
          <style:tab-stop style:position="16cm" style:type="right" style:leader-style="dotted" style:leader-text="."/>
        </style:tab-stops>
      </style:paragraph-properties>
      <style:text-properties style:font-name="Times New Roman" fo:hyphenate="false" fo:hyphenation-remain-char-count="2" fo:hyphenation-push-char-count="2"/>
    </style:style>
    <style:style style:name="Title" style:family="paragraph" style:parent-style-name="Standard" style:next-style-name="Standard" style:class="chapter">
      <style:paragraph-properties fo:margin-top="0.423cm" fo:margin-bottom="0.212cm" fo:text-align="start" style:justify-single-word="false" fo:hyphenation-ladder-count="no-limit" fo:keep-with-next="always"/>
      <style:text-properties style:font-name="Times New Roman1" fo:font-size="14pt" fo:font-weight="bold" style:font-name-asian="Lucida Sans Unicode" style:font-size-asian="14pt" style:font-name-complex="Tahoma" style:font-size-complex="14pt" fo:hyphenate="false" fo:hyphenation-remain-char-count="2" fo:hyphenation-push-char-count="2"/>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a" style:family="paragraph" style:parent-style-name="Standard" style:class="text">
      <style:paragraph-properties fo:margin-left="0cm" fo:margin-right="0cm" fo:margin-top="0cm" fo:margin-bottom="0cm" fo:line-height="100%" fo:text-align="center" style:justify-single-word="false" fo:text-indent="0cm" style:auto-text-indent="false"/>
      <style:text-properties fo:font-weight="bold"/>
    </style:style>
    <style:style style:name="Resumo" style:family="paragraph" style:parent-style-name="Standard" style:class="text">
      <style:paragraph-properties fo:line-height="100%"/>
    </style:style>
    <style:style style:name="Heading_20_-_20_Sem_20_índice" style:display-name="Heading - Sem índice" style:family="paragraph" style:parent-style-name="Heading_20_1" style:next-style-name="Standard" style:class="text">
      <style:paragraph-properties text:number-lines="false" text:line-number="0"/>
    </style:style>
    <style:style style:name="Bibliografia" style:family="paragraph" style:parent-style-name="Standard" style:class="text">
      <style:paragraph-properties fo:margin-left="0cm" fo:margin-right="0cm" fo:margin-top="0cm" fo:margin-bottom="0.349cm" fo:hyphenation-ladder-count="no-limit" fo:text-indent="0cm" style:auto-text-indent="false"/>
      <style:text-properties fo:hyphenate="false" fo:hyphenation-remain-char-count="2" fo:hyphenation-push-char-count="2"/>
    </style:style>
    <style:style style:name="Citacao" style:family="paragraph" style:parent-style-name="Standard" style:class="text">
      <style:paragraph-properties fo:margin-left="4.001cm" fo:margin-right="0cm" fo:line-height="100%" fo:text-indent="0cm" style:auto-text-indent="false"/>
      <style:text-properties fo:font-size="10pt"/>
    </style:style>
    <style:style style:name="Código" style:family="paragraph" style:parent-style-name="Standard" style:class="text">
      <style:paragraph-properties fo:margin-left="2.2cm" fo:margin-right="0cm" fo:margin-top="0cm" fo:margin-bottom="0cm" fo:line-height="100%" fo:text-align="start" style:justify-single-word="false" fo:text-indent="0cm" style:auto-text-indent="false"/>
      <style:text-properties style:font-name="Courier New1" fo:font-size="11pt"/>
    </style:style>
    <style:style style:name="Figura" style:family="paragraph" style:parent-style-name="Caption"/>
    <style:style style:name="Footnote_20_Symbol" style:display-name="Footnote Symbol"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0.041cm" fo:min-height="0.24cm" text:anchor-type="paragraph" svg:x="0cm" svg:y="0cm" fo:margin-left="0cm" fo:margin-right="0cm" fo:margin-top="0cm" fo:margin-bottom="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text:outline-style>
      <text:outline-level-style text:level="1" text:style-name="Numbering_20_Symbols" style:num-prefix=" " style:num-suffix=" " style:num-format="1" text:start-value="2">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fo:language="pt" fo:country="BR">
      <text:sort-key text:key="author" text:sort-ascending="true"/>
    </text:bibliography-configuration>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9066</meta:generator>
    <dc:title>Criação de um Kit de Desenvolvimento de Software para a Criação Modular de Emuladores</dc:title>
    <dc:subject>André Wagner</dc:subject>
    <meta:initial-creator>André Wagner</meta:initial-creator>
    <meta:creation-date>2006-08-26T13:20:22</meta:creation-date>
    <dc:creator>andre</dc:creator>
    <dc:date>2006-09-20T12:15:50</dc:date>
    <meta:keyword>emulação</meta:keyword>
    <meta:keyword>biblioteca</meta:keyword>
    <meta:keyword>kit de desenvolvimento de software</meta:keyword>
    <dc:language>pt-BR</dc:language>
    <meta:editing-cycles>582</meta:editing-cycles>
    <meta:editing-duration>P1DT2H53M48S</meta:editing-duration>
    <meta:user-defined meta:name="Info 1"/>
    <meta:user-defined meta:name="Info 2"/>
    <meta:user-defined meta:name="Info 3"/>
    <meta:user-defined meta:name="Info 4"/>
    <meta:document-statistic meta:table-count="4" meta:image-count="3" meta:object-count="0" meta:page-count="35" meta:paragraph-count="401" meta:word-count="7906" meta:character-count="50332"/>
  </office:meta>
</office:document-meta>
</file>